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6.14mm"/>
    </style:style>
    <style:style style:name="co13" style:family="table-column">
      <style:table-column-properties fo:break-before="auto" style:column-width="25.59mm"/>
    </style:style>
    <style:style style:name="co14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ff66"/>
      <style:text-properties style:text-position=""/>
    </style:style>
    <style:style style:name="ce10" style:family="table-cell" style:parent-style-name="Default" style:data-style-name="N108">
      <style:text-properties fo:color="#ff3333" style:text-position=""/>
    </style:style>
    <style:style style:name="ce11" style:family="table-cell" style:parent-style-name="Default">
      <style:table-cell-properties fo:background-color="#ffcc00"/>
      <style:text-properties fo:color="#ff3333" style:text-position="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 style:data-style-name="N2">
      <style:table-cell-properties fo:background-color="#ffcc00"/>
      <style:text-properties fo:color="#ff3333" style:text-position=""/>
    </style:style>
    <style:style style:name="ce2" style:family="table-cell" style:parent-style-name="Default">
      <style:text-properties style:use-window-font-color="true" style:text-position=""/>
    </style:style>
    <style:style style:name="ce3" style:family="table-cell" style:parent-style-name="Default">
      <style:text-properties fo:color="#ff3333" style:text-position=""/>
    </style:style>
    <style:style style:name="ce4" style:family="table-cell" style:parent-style-name="Default">
      <style:table-cell-properties fo:background-color="#ff3300"/>
      <style:text-properties style:text-position=""/>
    </style:style>
    <style:style style:name="ce5" style:family="table-cell" style:parent-style-name="Default">
      <style:table-cell-properties fo:background-color="#ff3333"/>
      <style:text-properties style:use-window-font-color="true" style:text-position=""/>
    </style:style>
    <style:style style:name="ce6" style:family="table-cell" style:parent-style-name="Default">
      <style:table-cell-properties fo:background-color="#ff3333"/>
      <style:text-properties style:text-position=""/>
    </style:style>
    <style:style style:name="ce7" style:family="table-cell" style:parent-style-name="Default">
      <style:table-cell-properties fo:background-color="#99ff33"/>
      <style:text-properties fo:color="#ff3333" style:text-position="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2">
      <style:table-cell-properties fo:background-color="#99ff33"/>
      <style:text-properties fo:color="#ff3333" style:text-position=""/>
    </style:style>
    <style:style style:name="ce18" style:family="table-cell" style:parent-style-name="Default">
      <style:table-cell-properties fo:background-color="#00ff66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ext-properties fo:color="#ff3333"/>
    </style:style>
    <style:style style:name="ce21" style:family="table-cell" style:parent-style-name="Default">
      <style:table-cell-properties fo:background-color="#ff3300"/>
    </style:style>
    <style:style style:name="ce22" style:family="table-cell" style:parent-style-name="Default">
      <style:table-cell-properties fo:background-color="#ff3333"/>
      <style:text-properties style:use-window-font-color="true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99ff33"/>
      <style:text-properties fo:color="#ff3333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99ff33"/>
      <style:text-properties fo:color="#ff3333"/>
    </style:style>
    <style:style style:name="ce27" style:family="table-cell" style:parent-style-name="Default" style:data-style-name="N108">
      <style:text-properties fo:color="#ff3333"/>
    </style:style>
    <style:style style:name="ce28" style:family="table-cell" style:parent-style-name="Default">
      <style:table-cell-properties fo:background-color="#ffcc00"/>
      <style:text-properties fo:color="#ff3333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 style:data-style-name="N2">
      <style:table-cell-properties fo:background-color="#ffcc00"/>
      <style:text-properties fo:color="#ff3333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ocFollow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NTLR 4.7.1</text:p>
          </table:table-cell>
          <table:table-cell table:style-name="ce5" office:value-type="string" calcext:value-type="string">
            <text:p>#err locfollow</text:p>
          </table:table-cell>
          <table:table-cell table:style-name="ce5" office:value-type="string" calcext:value-type="string">
            <text:p>#errors follow</text:p>
          </table:table-cell>
          <table:table-cell table:style-name="ce5" office:value-type="string" calcext:value-type="string">
            <text:p>#errors custom</text:p>
          </table:table-cell>
          <table:table-cell table:style-name="ce6" office:value-type="string" calcext:value-type="string">
            <text:p>Antlr errors</text:p>
          </table:table-cell>
          <table:table-cell office:value-type="string" calcext:value-type="string">
            <text:p>Type of Error</text:p>
          </table:table-cell>
          <table:table-cell table:number-columns-repeated="2"/>
          <table:table-cell office:value-type="string" calcext:value-type="string">
            <text:p>Frequent?</text:p>
          </table:table-cell>
          <table:table-cell table:style-name="ce12" table:number-columns-repeated="4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errExtra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mmand after retur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Extra2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 token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tra3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pelled token followed by unmatched token ‘end’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tra4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 token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 ponto onde ErrExtra é lançado, ANTLR apresenta nos programas 2, 3 e 4 uma lista com 20 tokens esperados. ANTLR continua o parsing para errExtra2 e errExtra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validStat</text:p>
          </table:table-cell>
          <table:table-cell office:value-type="string" calcext:value-type="string">
            <text:p>errInvalidSta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ternary operator ‘?’ (Lua does not hav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declaration of va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3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inicialization of va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4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unary ‘-’ without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5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a token, used ‘::’ instead of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6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//’ to start a commen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7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a ‘:’ after ‘repeat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8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...’as a stat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9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n axpression is not a valid statemen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0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Declared’ global variables without initializatio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‘let’ instead of ‘local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pelled keyword ‘elseif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3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Mispelled keyword ‘end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invalidStat 5, 6 e 7 Antlr não se recupera tão bem do erro. Em 5 e 10 Antlr indica uma posição mais precisa do erro. Em 1, 2, 3, 4, 8, 9, 10, 11 e 12 sem diferenças significativas na recuperaçã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6 e 7, Antlr parece ignorar a estrutura de bloco após o erro, dá erro ao encontrar o ‘end’ que fecha o ‘repeat’/’while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Às vezes (11, 13), Antlr junta tokens ao reportar o erro. Em 11, reporta ‘letx’, ao invés de ‘let x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If</text:p>
          </table:table-cell>
          <table:table-cell office:value-type="string" calcext:value-type="string">
            <text:p>errEndIf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if’ statement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2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 ‘print’ after ‘return’ inside ‘if’ (same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3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Command ‘print’ after ‘return’ inside ‘if’ (different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4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sted 'if’ statement, the outer ‘if’ witht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5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if’ with two ‘else’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ndIf2, o comando está todo em uma linha. Após o erro, o parser de LpegLabel assume que viu ‘end’ e sincroniza com o fim da linha, enquanto Antlr parece sincronizar com ‘end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ndIf3, o comando está em várias linhas. O parser de LpegLabel assume que viu ‘end’ e sincroniza com o fim da linha. Como o próximo token é ‘end’, o reconhecimento do bloco de comandos termina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 o resto da entrada não é reconhecida. Antlr reconhece o resto da entrada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1 e 4 sem diferenças. Em 5 o comportamento de LpegLabel é similar a 3, Antlr tem um melhor comportamento nesse cas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If</text:p>
          </table:table-cell>
          <table:table-cell office:value-type="string" calcext:value-type="string">
            <text:p>errExpIf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f’ without expression (missing toke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If2</text:p>
          </table:table-cell>
          <table:table-cell table:number-columns-repeated="4"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if’ followed by unexpected tok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If1, o parser de LpegLabel sincroniza com o ‘then’, e dá um melhor resultado. Sem diferenças em expIf2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henIf</text:p>
          </table:table-cell>
          <table:table-cell office:value-type="string" calcext:value-type="string">
            <text:p>errThenIf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if’ without ‘then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Mudei a sincronização do label durante os testes. Antlr mostra uma longa lista de tokens esperados, com o ‘then’ como primeira opçã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EIf</text:p>
          </table:table-cell>
          <table:table-cell office:value-type="string" calcext:value-type="string">
            <text:p>errExpEIf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seif’ without expression (missing toke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EIf1, o parser de LpegLabel sincroniza com o ‘then’, e dá um melhor resultado. Teste similar ao de Exp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henEIf1</text:p>
          </table:table-cell>
          <table:table-cell office:value-type="string" calcext:value-type="string">
            <text:p>errThenEIf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seif’ withtou ‘then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Mudei a sincronização do label durante os testes. Similar a Then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Do</text:p>
          </table:table-cell>
          <table:table-cell office:value-type="string" calcext:value-type="string">
            <text:p>errEndDo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do’ block without ‘end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Do2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end’ not right after ‘return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não sincronizava com nada, agora sincroniza. Esse erro não ocorreria dentro de uma função, pois o ‘end’ da função iria fechar o ‘do’. Como ANTLR sincroniza, dá dois erros em endDo2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While</text:p>
          </table:table-cell>
          <table:table-cell office:value-type="string" calcext:value-type="string">
            <text:p>errExpWhile1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while’ followed by unexpected tok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While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expression after ‘while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While2 o parser de LpegLabel sincroniza melhor (ver ExpIf e ExpEIf). Antlr parece sempre descartar o token onde ocorreu o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oWhile</text:p>
          </table:table-cell>
          <table:table-cell office:value-type="string" calcext:value-type="string">
            <text:p>errDoWhile1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while’ with ‘then’ instead of ‘do’ (same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oWhile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while’ without ‘do’ (different lin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doWhile2 o parser de LpegLabel sincroniza melhor. Antlr tenta casar ‘do’ com os próximos dois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While</text:p>
          </table:table-cell>
          <table:table-cell office:value-type="string" calcext:value-type="string">
            <text:p>errEndWhile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while’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While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sted 'while’ statement, the outer one witht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Poderia ter diferenças se usasse um ‘return’ com algum comando e depois o ‘end’. Ver EndDo e End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tilRep</text:p>
          </table:table-cell>
          <table:table-cell office:value-type="string" calcext:value-type="string">
            <text:p>errUntilRep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repeat’ without ‘until’ and ‘express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tilRep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epeat’ without ‘until’, ‘while’ without 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untilRep1, como o arquivo termina quando se espera o ‘until’, o ANTLR só dá 1 erro (deve ter um teste quando o fim do arquivo é alcançado). É um teste específic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UntilRep2, creio que ANTLR faz outro teste específico relacionado ao fim do arquivo, dá só um erro e não reporta os demai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ep</text:p>
          </table:table-cell>
          <table:table-cell office:value-type="string" calcext:value-type="string">
            <text:p>errExpRep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expression after ‘until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na recuperação. A mensagem erro de de LpegLabel é bem mais clara que a de ANTLR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orRange</text:p>
          </table:table-cell>
          <table:table-cell office:value-type="string" calcext:value-type="string">
            <text:p>errForRange1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‘for’ with invalid ran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precisa de algumas modificações (que acho que vão duplicar parte do código) para não descartar o corpo do ‘for’ quando dá erro no interval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O segundo erro reportado por ANTLR é confuso. ANTLR se recupera e reconhece o corpo do ‘for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For</text:p>
          </table:table-cell>
          <table:table-cell office:value-type="string" calcext:value-type="string">
            <text:p>errEndFor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for’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Poderia ter diferenças se usasse um ‘return’ com algum comando e depois o ‘end’. Ver EndDo e End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or1</text:p>
          </table:table-cell>
          <table:table-cell office:value-type="string" calcext:value-type="string">
            <text:p>errExprFor1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for without starting express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dois erros, o primeiro aponta o local do erro corretamente mas não é claro, e o segundo não deveria ser reportado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mmaFor</text:p>
          </table:table-cell>
          <table:table-cell office:value-type="string" calcext:value-type="string">
            <text:p>errCommaFor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to’ instead of ‘,’ in ‘for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dois erros, o primeiro aponta o local do erro e uma lista de tokens (onde ‘,’ é o primeiro), e o segundo erro não deveria ser reportado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or2</text:p>
          </table:table-cell>
          <table:table-cell office:value-type="string" calcext:value-type="string">
            <text:p>errExprFor2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for without ending express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local do erro corretament mas não é claro. O segundo e o terceiro não deveriam ser reportado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or3</text:p>
          </table:table-cell>
          <table:table-cell office:value-type="string" calcext:value-type="string">
            <text:p>errExprFor3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for without step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local do erro corretament mas não é claro. O segundo e o terceiro não deveriam ser reportado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For</text:p>
          </table:table-cell>
          <table:table-cell office:value-type="string" calcext:value-type="string">
            <text:p>errInFo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or’ without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For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for’ without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rrInFor1, o segundo erro reportado por LpegLabel é um pouco confuso, pois não há ‘in’. ANTLR só dá um erro, mas junta os tokens da entrada, mostra ‘'forarrdo' (ver InvalidStat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rrInFor2, o comportamento de ANTLR é similar ao de errInFor1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listFor</text:p>
          </table:table-cell>
          <table:table-cell office:value-type="string" calcext:value-type="string">
            <text:p>errEListFo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or’ without expression after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erro corretamente. O segundo e o terceiro não deveriam ser reportado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oFor</text:p>
          </table:table-cell>
          <table:table-cell office:value-type="string" calcext:value-type="string">
            <text:p>errDoFor1</text:p>
          </table:table-cell>
          <table:table-cell table:number-columns-repeated="2" office:value-type="string" calcext:value-type="string">
            <text:p>small diff</text:p>
          </table:table-cell>
          <table:table-cell table:number-columns-repeated="2" office:value-type="string" calcext:value-type="string">
            <text:p>large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‘for’ with mispeleed token instead of <text:s/>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oFor2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eneric ‘for’ without 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a enteder o large diff, ver ForRange. A mensagem de ANTLR tem uma lista de tokens, onde ‘do’ é o primei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fLocal</text:p>
          </table:table-cell>
          <table:table-cell office:value-type="string" calcext:value-type="string">
            <text:p>errDefLocal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tout nothing af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efLocal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 a ‘;’ after, and then a stat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efLocal3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 a ‘*’ af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diz que não há alternativa viável nos três casos e aponta corretamente o local do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LFunc</text:p>
          </table:table-cell>
          <table:table-cell office:value-type="string" calcext:value-type="string">
            <text:p>errNameLFunc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LFunc2</text:p>
          </table:table-cell>
          <table:table-cell table:style-name="ce4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LFunc3</text:p>
          </table:table-cell>
          <table:table-cell table:style-name="ce4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os erros são bem similares. Em 3 ANTLR parece não sincronizar com ‘(‘, ou tenta reconhecer o resto de ‘repeat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listLAssign</text:p>
          </table:table-cell>
          <table:table-cell office:value-type="string" calcext:value-type="string">
            <text:p>errEListLAssign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descarta o ‘?’ e tenta sincronizar com o próximo token (o ‘3’), ao passo que LpegLabel sincroniza com o fim da linha. Se não tivesse o ‘3’ ANTLR daria 2 erros. 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Sem nada após o ‘=’, dão um erro, sendo o de ANTLR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listAssign</text:p>
          </table:table-cell>
          <table:table-cell office:value-type="string" calcext:value-type="string">
            <text:p>errEListAssign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gual a ElistLAssign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uncName</text:p>
          </table:table-cell>
          <table:table-cell office:value-type="string" calcext:value-type="string">
            <text:p>errFuncName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FuncName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FuncName3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Esperava diferença em 3 (como em NameLFunc). ANTLR mostra mensagens curta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Func1</text:p>
          </table:table-cell>
          <table:table-cell office:value-type="string" calcext:value-type="string">
            <text:p>errNameFunc1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name after ‘.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Func1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name after ‘.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Em 2 ANTLR apresenta uma lista de tokens. ANTlR parece ter reconhecido o token ‘.1’ ao invés de ‘.’ seguido de ‘1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Func2</text:p>
          </table:table-cell>
          <table:table-cell office:value-type="string" calcext:value-type="string">
            <text:p>errNameFunc2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name after ‘: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Func22</text:p>
          </table:table-cell>
          <table:table-cell table:number-columns-repeated="4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 valid name after ‘: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ANTLR mostra mensagens curta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arenPList</text:p>
          </table:table-cell>
          <table:table-cell office:value-type="string" calcext:value-type="string">
            <text:p>errOParenPLis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ing ‘(‘ and ‘)’ in function dec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ParenPList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neous token before ‘(‘ in func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LpegLabel descarta a linha onde esperava o ‘(‘ e dá o erro do ‘)’ na outra linha, enquanto ANTLR mostra uma lista onde ‘(‘ é o último token, e depois dá outro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2, apresentam um errro similar. A mensagem de erro de LpegLabel é mais precisa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parenPList</text:p>
          </table:table-cell>
          <table:table-cell office:value-type="string" calcext:value-type="string">
            <text:p>errCParenPLis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)’ in function dec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PList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aneous token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PList3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 name after ‘...’ and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mensagem parecida, ANTLR mostra uma lista com 2 tokens possíveis. Em 2, ANTLR dá um segundo erro em “baz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Func</text:p>
          </table:table-cell>
          <table:table-cell office:value-type="string" calcext:value-type="string">
            <text:p>errEndFunc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end’ to close 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Func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end’ to close 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s testes 1 e 2 são muito similares (acho que só 1 era suficiente). ANTLR apresenta uma mensagem de erro curta, similar à de LpegLabel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List</text:p>
          </table:table-cell>
          <table:table-cell office:value-type="string" calcext:value-type="string">
            <text:p>errPar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parameter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 mensagem de ANTLR é curta, porém não é muito precisa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errLabel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valid label name after ‘::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sincroniza com “::” e fim de linha. O parser de ANTLR parece não sincronizar com “::”, por isso apresenta 2 erro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loseLabel</text:p>
          </table:table-cell>
          <table:table-cell office:value-type="string" calcext:value-type="string">
            <text:p>errCloseLabel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“::” after label 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mensagem de erro curta, similar à de LpegLabel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errGoto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name after ‘goto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Goto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valid name after ‘goto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dá um segundo erro ao ver “=” e apresenta uma longa lista de tokens, onde o primeiro é &lt;EOF&gt;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etList</text:p>
          </table:table-cell>
          <table:table-cell office:value-type="string" calcext:value-type="string">
            <text:p>errRet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return’ outside function. No valu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RetList2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large dif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return’ inside function. Keyword ‘end’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apresenta uma mensagem de erro curta, porém não muito precisa: <text:s/>no viable alternative at input '&lt;EOF&gt;'. Em 2, apresenta duas longas listas de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Seria mais apropriado sincronizar esse label com a cadeia vazia? (Obteríamos neste caso só uma mensagem de erro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arList</text:p>
          </table:table-cell>
          <table:table-cell office:value-type="string" calcext:value-type="string">
            <text:p>errVar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riabl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nsagens similares, ANTLR apresenta uma lista com dois tokens. 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List</text:p>
          </table:table-cell>
          <table:table-cell office:value-type="string" calcext:value-type="string">
            <text:p>errExpr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u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apresenta uma mensagem de erro curta, porém não muito precisa: <text:s/>no viable alternative at input '&lt;EOF&gt;'. 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rExpr</text:p>
          </table:table-cell>
          <table:table-cell office:value-type="string" calcext:value-type="string">
            <text:p>errOr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r withtou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Expr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 with 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2, sem diferenças significativas. Em 1, ANTLR junta o texto, mostra: no viable alternative at input 'foo(aor)' (ver InvalidStat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Mesmo diagnóstico para AndExpr, RelExpr, BorExpr, BxorExpr, BandExpr, ShiftExpr, ConcatExpr, AddExpr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rrAddExpr5, ANTLR reporta 1 erro e LpegLabel 2. É um caso interessante onde LpegLabel indica primeiro o erro numa posição X e depois em Y, onde Y &lt; X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rrShiftExpr5, o FOLLOW indica apenas um erro, não 2 como nos outros casos, e a AST é diferente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ulExpr</text:p>
          </table:table-cell>
          <table:table-cell office:value-type="string" calcext:value-type="string">
            <text:p>errMul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*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/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4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5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//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6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7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%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8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3, o parser de LpegLabel sincroniza com ‘)’, por isso só apresenta 1 erro. ANTLR mostra primeiro um erro na posição 10, e outro na 9 (longa lista de tokens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sse comportamento de ANTLR também apareceria nos exemplos anteriores (AddExpr, etc) se os testes fossem reescritos no estilo de errMulExpr1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UnaryExpr</text:p>
          </table:table-cell>
          <table:table-cell office:value-type="string" calcext:value-type="string">
            <text:p>errUnary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4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, 3 e 4 ANTLR dá uma longa lista de tokens, que começa com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wExpr</text:p>
          </table:table-cell>
          <table:table-cell office:value-type="string" calcext:value-type="string">
            <text:p>errPow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PowExpr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PowExpr3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a errPowExpr1 e errPowExpr2, ANTLR apresenta erros bem diferentes. Em 2, o erro é similar ao de MulExpr1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Paren</text:p>
          </table:table-cell>
          <table:table-cell office:value-type="string" calcext:value-type="string">
            <text:p>errExprParen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rParen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valid expression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 mensagem de LpegLabel é mais clara, a de ANTLR é “no viable alternative”. Em 4, há várias mensagens de token recognition erro por conta dos ‘?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parenExpr</text:p>
          </table:table-cell>
          <table:table-cell office:value-type="string" calcext:value-type="string">
            <text:p>errCParen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Expr2</text:p>
          </table:table-cell>
          <table:table-cell table:number-columns-repeated="3"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 token after expression and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Expr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pression with two ‘(‘ and one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 e 3, do mesmo modo que em errExprParen1, a mensagem de LpegLabel é mais informativa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Index</text:p>
          </table:table-cell>
          <table:table-cell office:value-type="string" calcext:value-type="string">
            <text:p>errNameIndex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after ‘.’ (right hand sid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Index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name after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Index3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hing after ‘.’ (left hand sid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mensagens similares. Em 3 a mensagem de erro de LpegLabel é mais precisa, a mensagem de ANTLR é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Index</text:p>
          </table:table-cell>
          <table:table-cell office:value-type="string" calcext:value-type="string">
            <text:p>errExprIndex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[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rIndex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 token inside ‘[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s dois casos, ANTLR mostra uma longa lista de tokens esperados, onde o primeiro token da lista é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ketIndex</text:p>
          </table:table-cell>
          <table:table-cell office:value-type="string" calcext:value-type="string">
            <text:p>errCBracketIndex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]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ketIndex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Invalid expression after ‘[‘ and before ‘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ketIndex3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 expression after ‘[‘ and before ‘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s mensagens similares. Em 2, apresenta duas longas listas de tokens (dá erro na ‘,’ e no ‘]’). Em 3, ANTLR dá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Meth</text:p>
          </table:table-cell>
          <table:table-cell office:value-type="string" calcext:value-type="string">
            <text:p>errNameMeth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hing after ‘: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Meth2</text:p>
          </table:table-cell>
          <table:table-cell table:style-name="ce4"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 ‘:=’ as an assignement opera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mensagens simlares. Em 2,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ethArgs</text:p>
          </table:table-cell>
          <table:table-cell office:value-type="string" calcext:value-type="string">
            <text:p>errMethArgs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after method 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gument not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3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 ‘[]’ instead of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4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 declaring a table, used ‘:’ instead of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, e 3, ANTLR dá “no viable alternative”. Em 4, apresenta 2 listas de tokens em cada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gList</text:p>
          </table:table-cell>
          <table:table-cell office:value-type="string" calcext:value-type="string">
            <text:p>errArgList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arameter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ArgList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..’ instead of ‘...’ as last parame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R dá “no viable alternative” seguido por outro erro, não muito cla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parenArgs</text:p>
          </table:table-cell>
          <table:table-cell office:value-type="string" calcext:value-type="string">
            <text:p>errCParenArgs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Args2</text:p>
          </table:table-cell>
          <table:table-cell table:number-columns-repeated="3"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‘,’ between argume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eTable</text:p>
          </table:table-cell>
          <table:table-cell office:value-type="string" calcext:value-type="string">
            <text:p>errCBraceTable1</text:p>
          </table:table-cell>
          <table:table-cell table:number-columns-repeated="3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 ‘]’ instead of ‘}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Table2</text:p>
          </table:table-cell>
          <table:table-cell table:number-columns-repeated="3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field before ‘,’ in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Table3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Missing field separtor ‘;’ in table construc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longa lista de tokens, onde o primeiro é ‘;’. Em 2, longa lista de tokens, que começa com ‘function’. Em 3, duas longas listas de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qField</text:p>
          </table:table-cell>
          <table:table-cell office:value-type="string" calcext:value-type="string">
            <text:p>errEqField1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→’ instead of ‘=’ in a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sincroniza com a expressão após ‘→’, enquanto ANTLR já sincroniza com o ‘&gt;’. Na segunda mensagem de erro, ANTLR mostra longa lista de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ield</text:p>
          </table:table-cell>
          <table:table-cell office:value-type="string" calcext:value-type="string">
            <text:p>errExprField1</text:p>
          </table:table-cell>
          <table:table-cell table:number-columns-repeated="4" office:value-type="string" calcext:value-type="string">
            <text:p>small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Key</text:p>
          </table:table-cell>
          <table:table-cell office:value-type="string" calcext:value-type="string">
            <text:p>errExprFKey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[]’ in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ketFKey</text:p>
          </table:table-cell>
          <table:table-cell office:value-type="string" calcext:value-type="string">
            <text:p>errCBracketFKey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]’ in table constructo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.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Hex</text:p>
          </table:table-cell>
          <table:table-cell office:value-type="string" calcext:value-type="string">
            <text:p>errDigitHex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0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Hex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digits after ‘0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Deci</text:p>
          </table:table-cell>
          <table:table-cell office:value-type="string" calcext:value-type="string">
            <text:p>errDigitDeci1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pace between ‘.’ and dig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Deci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before or after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Expo</text:p>
          </table:table-cell>
          <table:table-cell office:value-type="string" calcext:value-type="string">
            <text:p>errDigitExpo1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E’ (float literal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rDigitExpo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E’ (integer literal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errQuote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closing “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losing “ in a different l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closing ‘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4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losing ‘ in a different l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3, ANTLR apresenta um erro de token inválido no fim da primeira linha e depois “no viable alternative at input '&lt;EOF&gt;’”. Em 2 e 4, deveria dar erro mas não deu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exEsc</text:p>
          </table:table-cell>
          <table:table-cell office:value-type="string" calcext:value-type="string">
            <text:p>errHexEsc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hexadecimal digit after ‘\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HexEsc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ne hexadecimal digit after ‘\x’ instead of tw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HexEsc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hexadecimal digit after ‘\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dá ‘token recogntion error’. Em 3 dá esse erro também e mais dois depoi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braceUEsc</text:p>
          </table:table-cell>
          <table:table-cell office:value-type="string" calcext:value-type="string">
            <text:p>errOBraceUEsc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‘{‘ after ‘\u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UEsc</text:p>
          </table:table-cell>
          <table:table-cell office:value-type="string" calcext:value-type="string">
            <text:p>errDigitUEsc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digi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UEsc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digi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em 1 e 2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eUEsc</text:p>
          </table:table-cell>
          <table:table-cell office:value-type="string" calcext:value-type="string">
            <text:p>errCBraceUEsc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code poin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UEsc2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 space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em 1 e 2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scSeq</text:p>
          </table:table-cell>
          <table:table-cell office:value-type="string" calcext:value-type="string">
            <text:p>errEscSeq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escape sequen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loseLStr</text:p>
          </table:table-cell>
          <table:table-cell office:value-type="string" calcext:value-type="string">
            <text:p>errCloseLStr1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nclosed long string (unbalaced number of ‘=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loseLStr2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nclosed long string (no closing ‘=]’)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 lista de tokens esperados nos dois casos</text:p>
          </table:table-cell>
          <table:table-cell table:style-name="ce1" table:number-columns-repeated="15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otal erros (parcial)</text:p>
          </table:table-cell>
          <table:table-cell table:number-columns-repeated="5"/>
          <table:table-cell table:formula="of:=SUM([.G2:.G297])" office:value-type="float" office:value="204" calcext:value-type="float">
            <text:p>204</text:p>
          </table:table-cell>
          <table:table-cell table:formula="of:=SUM([.H2:.H297])" office:value-type="float" office:value="229" calcext:value-type="float">
            <text:p>229</text:p>
          </table:table-cell>
          <table:table-cell table:formula="of:=SUM([.I2:.I297])" office:value-type="float" office:value="176" calcext:value-type="float">
            <text:p>176</text:p>
          </table:table-cell>
          <table:table-cell table:formula="of:=SUM([.J2:.J297])"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Binários iguais OrExpr</text:p>
          </table:table-cell>
          <table:table-cell table:number-columns-repeated="5"/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AndExpr 1,2, RelExpr 1..12 </text:p>
          </table:table-cell>
          <table:table-cell table:number-columns-repeated="5"/>
          <table:table-cell table:formula="of:=[.G300]+[.G301]" office:value-type="float" office:value="252" calcext:value-type="float">
            <text:p>252</text:p>
          </table:table-cell>
          <table:table-cell table:formula="of:=[.H300]+[.H301]" office:value-type="float" office:value="277" calcext:value-type="float">
            <text:p>277</text:p>
          </table:table-cell>
          <table:table-cell table:formula="of:=[.I300]+[.I301]" office:value-type="float" office:value="208" calcext:value-type="float">
            <text:p>208</text:p>
          </table:table-cell>
          <table:table-cell table:formula="of:=[.J300]+[.J301]" office:value-type="float" office:value="242" calcext:value-type="float">
            <text:p>242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BorExpr 1,2,BxorExpr 1,2, BandExpr 1,2</text:p>
          </table:table-cell>
          <table:table-cell table:style-name="ce3" table:number-columns-repeated="10"/>
          <table:table-cell table:style-name="ce7" office:value-type="string" calcext:value-type="string">
            <text:p>LpegLabel</text:p>
          </table:table-cell>
          <table:table-cell table:style-name="ce7"/>
          <table:table-cell table:style-name="ce11" office:value-type="string" calcext:value-type="string">
            <text:p>ANTLR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string" calcext:value-type="string">
            <text:p>ShiftExpr 1..5, ConcatExpr 1,2, Add 1..5</text:p>
          </table:table-cell>
          <table:table-cell table:style-name="ce2" table:number-columns-repeated="2"/>
          <table:table-cell table:style-name="ce3" table:number-columns-repeated="5"/>
          <table:table-cell table:style-name="ce3" office:value-type="string" calcext:value-type="string">
            <text:p>OrExpr</text:p>
          </table:table-cell>
          <table:table-cell table:style-name="ce3" office:value-type="string" calcext:value-type="string">
            <text:p>OrExpr Antlr</text:p>
          </table:table-cell>
          <table:table-cell table:style-name="ce3"/>
          <table:table-cell table:style-name="ce7"/>
          <table:table-cell table:style-name="ce7" office:value-type="string" calcext:value-type="string">
            <text:p>%</text:p>
          </table:table-cell>
          <table:table-cell table:style-name="ce11"/>
          <table:table-cell table:style-name="ce11"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 diff</text:p>
          </table:table-cell>
          <table:table-cell table:style-name="ce3"/>
          <table:table-cell table:style-name="ce3" table:formula="of:=COUNTIF([.C1:.C297];&quot;no diff&quot;)" office:value-type="float" office:value="90" calcext:value-type="float">
            <text:p>90</text:p>
          </table:table-cell>
          <table:table-cell table:style-name="ce3" table:formula="of:=COUNTIF([.D1:.D297];&quot;no diff&quot;)" office:value-type="float" office:value="88" calcext:value-type="float">
            <text:p>88</text:p>
          </table:table-cell>
          <table:table-cell table:style-name="ce3" table:formula="of:=COUNTIF([.E1:.E297];&quot;no diff&quot;)" office:value-type="float" office:value="84" calcext:value-type="float">
            <text:p>84</text:p>
          </table:table-cell>
          <table:table-cell table:style-name="ce3" table:formula="of:=COUNTIF([.F1:.F297];&quot;no diff&quot;)" office:value-type="float" office:value="59" calcext:value-type="float">
            <text:p>59</text:p>
          </table:table-cell>
          <table:table-cell table:style-name="ce3" table:number-columns-repeated="2"/>
          <table:table-cell table:number-columns-repeated="2" table:style-name="ce3" office:value-type="float" office:value="16" calcext:value-type="float">
            <text:p>16</text:p>
          </table:table-cell>
          <table:table-cell table:style-name="ce3"/>
          <table:table-cell table:style-name="ce7" table:formula="of:=[.E305]+[.I305]" office:value-type="float" office:value="100" calcext:value-type="float">
            <text:p>100</text:p>
          </table:table-cell>
          <table:table-cell table:style-name="ce9" table:formula="of:=[.L305]/[.L308]*100" office:value-type="float" office:value="55.5555555555556" calcext:value-type="float">
            <text:p>55,56</text:p>
          </table:table-cell>
          <table:table-cell table:style-name="ce11" table:formula="of:=[.F305]+[.J305]" office:value-type="float" office:value="75" calcext:value-type="float">
            <text:p>75</text:p>
          </table:table-cell>
          <table:table-cell table:style-name="ce13" table:formula="of:=[.N305]/[.N308]*100" office:value-type="float" office:value="41.6666666666667" calcext:value-type="float">
            <text:p>41,6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mall diff</text:p>
          </table:table-cell>
          <table:table-cell table:style-name="ce3"/>
          <table:table-cell table:style-name="ce3" table:formula="of:=COUNTIF([.C1:.C297];&quot;small diff&quot;)" office:value-type="float" office:value="42" calcext:value-type="float">
            <text:p>42</text:p>
          </table:table-cell>
          <table:table-cell table:style-name="ce3" table:formula="of:=COUNTIF([.D1:.D297];&quot;small diff&quot;)" office:value-type="float" office:value="44" calcext:value-type="float">
            <text:p>44</text:p>
          </table:table-cell>
          <table:table-cell table:style-name="ce3" table:formula="of:=COUNTIF([.E1:.E297];&quot;small diff&quot;)" office:value-type="float" office:value="47" calcext:value-type="float">
            <text:p>47</text:p>
          </table:table-cell>
          <table:table-cell table:style-name="ce3" table:formula="of:=COUNTIF([.F1:.F297];&quot;small diff&quot;)" office:value-type="float" office:value="43" calcext:value-type="float">
            <text:p>43</text:p>
          </table:table-cell>
          <table:table-cell table:style-name="ce3" table:number-columns-repeated="2"/>
          <table:table-cell table:number-columns-repeated="2" table:style-name="ce3" office:value-type="float" office:value="16" calcext:value-type="float">
            <text:p>16</text:p>
          </table:table-cell>
          <table:table-cell table:style-name="ce3"/>
          <table:table-cell table:style-name="ce7" table:formula="of:=[.E306]+[.I306]" office:value-type="float" office:value="63" calcext:value-type="float">
            <text:p>63</text:p>
          </table:table-cell>
          <table:table-cell table:style-name="ce9" table:formula="of:=[.L306]/[.L308]*100" office:value-type="float" office:value="35" calcext:value-type="float">
            <text:p>35,00</text:p>
          </table:table-cell>
          <table:table-cell table:style-name="ce11" table:formula="of:=[.F306]+[.J306]" office:value-type="float" office:value="59" calcext:value-type="float">
            <text:p>59</text:p>
          </table:table-cell>
          <table:table-cell table:style-name="ce13" table:formula="of:=[.N306]/[.N308]*100" office:value-type="float" office:value="32.7777777777778" calcext:value-type="float">
            <text:p>32,7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arge diff</text:p>
          </table:table-cell>
          <table:table-cell table:style-name="ce3"/>
          <table:table-cell table:style-name="ce3" table:formula="of:=COUNTIF([.C1:.C297];&quot;large diff&quot;)" office:value-type="float" office:value="16" calcext:value-type="float">
            <text:p>16</text:p>
          </table:table-cell>
          <table:table-cell table:style-name="ce3" table:formula="of:=COUNTIF([.D1:.D297];&quot;large diff&quot;)" office:value-type="float" office:value="16" calcext:value-type="float">
            <text:p>16</text:p>
          </table:table-cell>
          <table:table-cell table:style-name="ce3" table:formula="of:=COUNTIF([.E1:.E297];&quot;large diff&quot;)" office:value-type="float" office:value="17" calcext:value-type="float">
            <text:p>17</text:p>
          </table:table-cell>
          <table:table-cell table:style-name="ce3" table:formula="of:=COUNTIF([.F1:.F297];&quot;large diff&quot;)" office:value-type="float" office:value="46" calcext:value-type="float">
            <text:p>46</text:p>
          </table:table-cell>
          <table:table-cell table:style-name="ce3" table:number-columns-repeated="3"/>
          <table:table-cell/>
          <table:table-cell table:style-name="ce3"/>
          <table:table-cell table:style-name="ce7" table:formula="of:=[.E307]+[.I307]" office:value-type="float" office:value="17" calcext:value-type="float">
            <text:p>17</text:p>
          </table:table-cell>
          <table:table-cell table:style-name="ce9" table:formula="of:=[.L307]/[.L308]*100" office:value-type="float" office:value="9.44444444444444" calcext:value-type="float">
            <text:p>9,44</text:p>
          </table:table-cell>
          <table:table-cell table:style-name="ce11" table:formula="of:=[.F307]+[.J307]" office:value-type="float" office:value="46" calcext:value-type="float">
            <text:p>46</text:p>
          </table:table-cell>
          <table:table-cell table:style-name="ce13" table:formula="of:=[.N307]/[.N308]*100" office:value-type="float" office:value="25.5555555555556" calcext:value-type="float">
            <text:p>25,5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 =</text:p>
          </table:table-cell>
          <table:table-cell table:style-name="ce3"/>
          <table:table-cell table:style-name="ce3" table:formula="of:=[.C305]+[.C306]+[.C307]" office:value-type="float" office:value="148" calcext:value-type="float">
            <text:p>148</text:p>
          </table:table-cell>
          <table:table-cell table:style-name="ce3" table:formula="of:=[.D305]+[.D306]+[.D307]" office:value-type="float" office:value="148" calcext:value-type="float">
            <text:p>148</text:p>
          </table:table-cell>
          <table:table-cell table:style-name="ce3" table:formula="of:=[.E305]+[.E306]+[.E307]" office:value-type="float" office:value="148" calcext:value-type="float">
            <text:p>148</text:p>
          </table:table-cell>
          <table:table-cell table:style-name="ce3" table:formula="of:=[.F305]+[.F306]+[.F307]" office:value-type="float" office:value="148" calcext:value-type="float">
            <text:p>148</text:p>
          </table:table-cell>
          <table:table-cell table:style-name="ce3" table:number-columns-repeated="5"/>
          <table:table-cell table:style-name="ce7" table:formula="of:=[.L305]+[.L306]+[.L307]" office:value-type="float" office:value="180" calcext:value-type="float">
            <text:p>180</text:p>
          </table:table-cell>
          <table:table-cell table:style-name="ce7" table:formula="of:=[.M305]+[.M306]+[.M307]" office:value-type="float" office:value="100" calcext:value-type="float">
            <text:p>100</text:p>
          </table:table-cell>
          <table:table-cell table:style-name="ce11" table:formula="of:=[.N305]+[.N306]+[.N307]" office:value-type="float" office:value="180" calcext:value-type="float">
            <text:p>180</text:p>
          </table:table-cell>
          <table:table-cell table:style-name="ce11" table:formula="of:=[.O305]+[.O306]+[.O30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table:number-columns-repeated="13"/>
          <table:table-cell table:number-columns-repeated="5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ntlr more error</text:p>
          </table:table-cell>
          <table:table-cell table:style-name="ce3" table:number-columns-repeated="3"/>
          <table:table-cell table:style-name="ce3" table:formula="of:=40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I310]+[.J310]" office:value-type="float" office:value="56" calcext:value-type="float">
            <text:p>56</text:p>
          </table:table-cell>
          <table:table-cell table:style-name="ce3"/>
          <table:table-cell table:style-name="ce10" table:formula="of:=[.K310]/180*100" office:value-type="float" office:value="31.1111111111111" calcext:value-type="float">
            <text:p>31,1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 table:formula="of:=16/180" office:value-type="float" office:value="0.0888888888888889" calcext:value-type="float">
            <text:p>0,0888888889</text:p>
          </table:table-cell>
          <table:table-cell table:style-name="ce3" table:number-columns-repeated="3"/>
          <table:table-cell table:style-name="ce3" office:value-type="string" calcext:value-type="string">
            <text:p>LpegLabel Custom more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table:formula="of:=[.I311]" office:value-type="float" office:value="14" calcext:value-type="float">
            <text:p>14</text:p>
          </table:table-cell>
          <table:table-cell table:style-name="ce3"/>
          <table:table-cell table:style-name="ce10" table:formula="of:=[.K311]/180*100" office:value-type="float" office:value="7.77777777777778" calcext:value-type="float">
            <text:p>7,8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ven</text:p>
          </table:table-cell>
          <table:table-cell table:number-columns-repeated="3"/>
          <table:table-cell table:formula="of:=94"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formula="of:=[.I312]+[.J312]" office:value-type="float" office:value="110" calcext:value-type="float">
            <text:p>110</text:p>
          </table:table-cell>
          <table:table-cell/>
          <table:table-cell table:style-name="ce10" table:formula="of:=[.K312]/180*100" office:value-type="float" office:value="61.1111111111111" calcext:value-type="float">
            <text:p>61,1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number-columns-repeated="3"/>
          <table:table-cell table:formula="of:=[.I310]+[.I311]+[.I312]" office:value-type="float" office:value="148" calcext:value-type="float">
            <text:p>148</text:p>
          </table:table-cell>
          <table:table-cell/>
          <table:table-cell table:formula="of:=[.K310]+[.K311]+[.K312]" office:value-type="float" office:value="180" calcext:value-type="float">
            <text:p>180</text:p>
          </table:table-cell>
          <table:table-cell/>
          <table:table-cell table:formula="of:=[.M310]+[.M311]+[.M312]" office:value-type="float" office:value="100" calcext:value-type="float">
            <text:p>100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PEGLabel Follow</text:p>
          </table:table-cell>
          <table:table-cell table:number-columns-repeated="3"/>
          <table:table-cell table:formula="of:=208*1.33" office:value-type="float" office:value="276.64" calcext:value-type="float">
            <text:p>276,64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8"/>
          <table:table-cell table:formula="of:=208*1.21" office:value-type="float" office:value="251.68" calcext:value-type="float">
            <text:p>251,68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</table:table>
      <table:table table:name="Planilha2" table:style-name="ta1"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table:formula="of:=[Planilha1.B1]" office:value-type="string" office:string-value="Program" calcext:value-type="string">
            <text:p>Program</text:p>
          </table:table-cell>
          <table:table-cell table:formula="of:=[Planilha1.E1]" office:value-type="string" office:string-value="Custom" calcext:value-type="string">
            <text:p>Custom</text:p>
          </table:table-cell>
          <table:table-cell table:formula="of:=[Planilha1.F1]" office:value-type="string" office:string-value="ANTLR 4.7.1" calcext:value-type="string">
            <text:p>ANTLR 4.7.1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ustom better</text:p>
          </table:table-cell>
          <table:table-cell office:value-type="string" calcext:value-type="string">
            <text:p>ANTLR better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table:formula="of:=[Planilha1.B2]" office:value-type="string" office:string-value="errExtra1" calcext:value-type="string">
            <text:p>errExtra1</text:p>
          </table:table-cell>
          <table:table-cell table:formula="of:=[Planilha1.E2]" office:value-type="string" office:string-value="no diff" calcext:value-type="string">
            <text:p>no diff</text:p>
          </table:table-cell>
          <table:table-cell table:formula="of:=[Planilha1.F2]" office:value-type="string" office:string-value="no diff" calcext:value-type="string">
            <text:p>no diff</text:p>
          </table:table-cell>
          <table:table-cell table:formula="of:=IF([.B2]=[.C2];1;0)" office:value-type="float" office:value="1" calcext:value-type="float">
            <text:p>1</text:p>
          </table:table-cell>
          <table:table-cell table:number-columns-repeated="2"/>
          <table:table-cell table:formula="of:=SUM([.D2:.F2])" office:value-type="float" office:value="1" calcext:value-type="float">
            <text:p>1</text:p>
          </table:table-cell>
        </table:table-row>
        <table:table-row table:style-name="ro1">
          <table:table-cell table:formula="of:=[Planilha1.B3]" office:value-type="string" office:string-value="errExtra2" calcext:value-type="string">
            <text:p>errExtra2</text:p>
          </table:table-cell>
          <table:table-cell table:formula="of:=[Planilha1.E3]" office:value-type="string" office:string-value="large diff" calcext:value-type="string">
            <text:p>large diff</text:p>
          </table:table-cell>
          <table:table-cell table:formula="of:=[Planilha1.F3]" office:value-type="string" office:string-value="large diff" calcext:value-type="string">
            <text:p>large diff</text:p>
          </table:table-cell>
          <table:table-cell table:formula="of:=IF([.B3]=[.C3];1;0)" office:value-type="float" office:value="1" calcext:value-type="float">
            <text:p>1</text:p>
          </table:table-cell>
          <table:table-cell table:number-columns-repeated="2"/>
          <table:table-cell table:formula="of:=SUM([.D3:.F3])" office:value-type="float" office:value="1" calcext:value-type="float">
            <text:p>1</text:p>
          </table:table-cell>
        </table:table-row>
        <table:table-row table:style-name="ro1">
          <table:table-cell table:formula="of:=[Planilha1.B4]" office:value-type="string" office:string-value="errExtra3" calcext:value-type="string">
            <text:p>errExtra3</text:p>
          </table:table-cell>
          <table:table-cell table:formula="of:=[Planilha1.E4]" office:value-type="string" office:string-value="large diff" calcext:value-type="string">
            <text:p>large diff</text:p>
          </table:table-cell>
          <table:table-cell table:formula="of:=[Planilha1.F4]" office:value-type="string" office:string-value="large diff" calcext:value-type="string">
            <text:p>large diff</text:p>
          </table:table-cell>
          <table:table-cell table:formula="of:=IF([.B4]=[.C4];1;0)" office:value-type="float" office:value="1" calcext:value-type="float">
            <text:p>1</text:p>
          </table:table-cell>
          <table:table-cell table:number-columns-repeated="2"/>
          <table:table-cell table:formula="of:=SUM([.D4:.F4])" office:value-type="float" office:value="1" calcext:value-type="float">
            <text:p>1</text:p>
          </table:table-cell>
        </table:table-row>
        <table:table-row table:style-name="ro1">
          <table:table-cell table:formula="of:=[Planilha1.B5]" office:value-type="string" office:string-value="errExtra4" calcext:value-type="string">
            <text:p>errExtra4</text:p>
          </table:table-cell>
          <table:table-cell table:formula="of:=[Planilha1.E5]" office:value-type="string" office:string-value="large diff" calcext:value-type="string">
            <text:p>large diff</text:p>
          </table:table-cell>
          <table:table-cell table:formula="of:=[Planilha1.F5]" office:value-type="string" office:string-value="large diff" calcext:value-type="string">
            <text:p>large diff</text:p>
          </table:table-cell>
          <table:table-cell table:formula="of:=IF([.B5]=[.C5];1;0)" office:value-type="float" office:value="1" calcext:value-type="float">
            <text:p>1</text:p>
          </table:table-cell>
          <table:table-cell table:number-columns-repeated="2"/>
          <table:table-cell table:formula="of:=SUM([.D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7:.F7])" office:value-type="float" office:value="0" calcext:value-type="float">
            <text:p>0</text:p>
          </table:table-cell>
        </table:table-row>
        <table:table-row table:style-name="ro1">
          <table:table-cell table:formula="of:=[Planilha1.B8]" office:value-type="string" office:string-value="errInvalidStat1" calcext:value-type="string">
            <text:p>errInvalidStat1</text:p>
          </table:table-cell>
          <table:table-cell table:formula="of:=[Planilha1.E8]" office:value-type="string" office:string-value="small diff" calcext:value-type="string">
            <text:p>small diff</text:p>
          </table:table-cell>
          <table:table-cell table:formula="of:=[Planilha1.F8]" office:value-type="string" office:string-value="no diff" calcext:value-type="string">
            <text:p>no diff</text:p>
          </table:table-cell>
          <table:table-cell table:formula="of:=IF([.B8]=[.C8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8:.F8])" office:value-type="float" office:value="1" calcext:value-type="float">
            <text:p>1</text:p>
          </table:table-cell>
        </table:table-row>
        <table:table-row table:style-name="ro1">
          <table:table-cell table:formula="of:=[Planilha1.B9]" office:value-type="string" office:string-value="errInvalidStat2" calcext:value-type="string">
            <text:p>errInvalidStat2</text:p>
          </table:table-cell>
          <table:table-cell table:formula="of:=[Planilha1.E9]" office:value-type="string" office:string-value="small diff" calcext:value-type="string">
            <text:p>small diff</text:p>
          </table:table-cell>
          <table:table-cell table:formula="of:=[Planilha1.F9]" office:value-type="string" office:string-value="large diff" calcext:value-type="string">
            <text:p>large diff</text:p>
          </table:table-cell>
          <table:table-cell table:formula="of:=IF([.B9]=[.C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9:.F9])" office:value-type="float" office:value="1" calcext:value-type="float">
            <text:p>1</text:p>
          </table:table-cell>
        </table:table-row>
        <table:table-row table:style-name="ro1">
          <table:table-cell table:formula="of:=[Planilha1.B10]" office:value-type="string" office:string-value="errInvalidStat3" calcext:value-type="string">
            <text:p>errInvalidStat3</text:p>
          </table:table-cell>
          <table:table-cell table:formula="of:=[Planilha1.E10]" office:value-type="string" office:string-value="small diff" calcext:value-type="string">
            <text:p>small diff</text:p>
          </table:table-cell>
          <table:table-cell table:formula="of:=[Planilha1.F10]" office:value-type="string" office:string-value="large diff" calcext:value-type="string">
            <text:p>large diff</text:p>
          </table:table-cell>
          <table:table-cell table:formula="of:=IF([.B10]=[.C1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0:.F10])" office:value-type="float" office:value="1" calcext:value-type="float">
            <text:p>1</text:p>
          </table:table-cell>
        </table:table-row>
        <table:table-row table:style-name="ro1">
          <table:table-cell table:formula="of:=[Planilha1.B11]" office:value-type="string" office:string-value="errInvalidStat4" calcext:value-type="string">
            <text:p>errInvalidStat4</text:p>
          </table:table-cell>
          <table:table-cell table:formula="of:=[Planilha1.E11]" office:value-type="string" office:string-value="small diff" calcext:value-type="string">
            <text:p>small diff</text:p>
          </table:table-cell>
          <table:table-cell table:formula="of:=[Planilha1.F11]" office:value-type="string" office:string-value="large diff" calcext:value-type="string">
            <text:p>large diff</text:p>
          </table:table-cell>
          <table:table-cell table:formula="of:=IF([.B11]=[.C1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1:.F11])" office:value-type="float" office:value="1" calcext:value-type="float">
            <text:p>1</text:p>
          </table:table-cell>
        </table:table-row>
        <table:table-row table:style-name="ro1">
          <table:table-cell table:formula="of:=[Planilha1.B12]" office:value-type="string" office:string-value="errInvalidStat5" calcext:value-type="string">
            <text:p>errInvalidStat5</text:p>
          </table:table-cell>
          <table:table-cell table:formula="of:=[Planilha1.E12]" office:value-type="string" office:string-value="small diff" calcext:value-type="string">
            <text:p>small diff</text:p>
          </table:table-cell>
          <table:table-cell table:formula="of:=[Planilha1.F12]" office:value-type="string" office:string-value="large diff" calcext:value-type="string">
            <text:p>large diff</text:p>
          </table:table-cell>
          <table:table-cell table:formula="of:=IF([.B12]=[.C1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2:.F12])" office:value-type="float" office:value="1" calcext:value-type="float">
            <text:p>1</text:p>
          </table:table-cell>
        </table:table-row>
        <table:table-row table:style-name="ro1">
          <table:table-cell table:formula="of:=[Planilha1.B13]" office:value-type="string" office:string-value="errInvalidStat6" calcext:value-type="string">
            <text:p>errInvalidStat6</text:p>
          </table:table-cell>
          <table:table-cell table:formula="of:=[Planilha1.E13]" office:value-type="string" office:string-value="no diff" calcext:value-type="string">
            <text:p>no diff</text:p>
          </table:table-cell>
          <table:table-cell table:formula="of:=[Planilha1.F13]" office:value-type="string" office:string-value="large diff" calcext:value-type="string">
            <text:p>large diff</text:p>
          </table:table-cell>
          <table:table-cell table:formula="of:=IF([.B13]=[.C1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3:.F13])" office:value-type="float" office:value="1" calcext:value-type="float">
            <text:p>1</text:p>
          </table:table-cell>
        </table:table-row>
        <table:table-row table:style-name="ro1">
          <table:table-cell table:formula="of:=[Planilha1.B14]" office:value-type="string" office:string-value="errInvalidStat7" calcext:value-type="string">
            <text:p>errInvalidStat7</text:p>
          </table:table-cell>
          <table:table-cell table:formula="of:=[Planilha1.E14]" office:value-type="string" office:string-value="large diff" calcext:value-type="string">
            <text:p>large diff</text:p>
          </table:table-cell>
          <table:table-cell table:formula="of:=[Planilha1.F14]" office:value-type="string" office:string-value="large diff" calcext:value-type="string">
            <text:p>large diff</text:p>
          </table:table-cell>
          <table:table-cell table:formula="of:=IF([.B14]=[.C14];1;0)" office:value-type="float" office:value="1" calcext:value-type="float">
            <text:p>1</text:p>
          </table:table-cell>
          <table:table-cell table:number-columns-repeated="2"/>
          <table:table-cell table:formula="of:=SUM([.D14:.F14])" office:value-type="float" office:value="1" calcext:value-type="float">
            <text:p>1</text:p>
          </table:table-cell>
        </table:table-row>
        <table:table-row table:style-name="ro1">
          <table:table-cell table:formula="of:=[Planilha1.B15]" office:value-type="string" office:string-value="errInvalidStat8" calcext:value-type="string">
            <text:p>errInvalidStat8</text:p>
          </table:table-cell>
          <table:table-cell table:formula="of:=[Planilha1.E15]" office:value-type="string" office:string-value="no diff" calcext:value-type="string">
            <text:p>no diff</text:p>
          </table:table-cell>
          <table:table-cell table:formula="of:=[Planilha1.F15]" office:value-type="string" office:string-value="large diff" calcext:value-type="string">
            <text:p>large diff</text:p>
          </table:table-cell>
          <table:table-cell table:formula="of:=IF([.B15]=[.C1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5:.F15])" office:value-type="float" office:value="1" calcext:value-type="float">
            <text:p>1</text:p>
          </table:table-cell>
        </table:table-row>
        <table:table-row table:style-name="ro1">
          <table:table-cell table:formula="of:=[Planilha1.B16]" office:value-type="string" office:string-value="errInvalidStat9" calcext:value-type="string">
            <text:p>errInvalidStat9</text:p>
          </table:table-cell>
          <table:table-cell table:formula="of:=[Planilha1.E16]" office:value-type="string" office:string-value="small diff" calcext:value-type="string">
            <text:p>small diff</text:p>
          </table:table-cell>
          <table:table-cell table:formula="of:=[Planilha1.F16]" office:value-type="string" office:string-value="no diff" calcext:value-type="string">
            <text:p>no diff</text:p>
          </table:table-cell>
          <table:table-cell table:formula="of:=IF([.B16]=[.C16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6:.F16])" office:value-type="float" office:value="1" calcext:value-type="float">
            <text:p>1</text:p>
          </table:table-cell>
        </table:table-row>
        <table:table-row table:style-name="ro1">
          <table:table-cell table:formula="of:=[Planilha1.B17]" office:value-type="string" office:string-value="errInvalidStat10" calcext:value-type="string">
            <text:p>errInvalidStat10</text:p>
          </table:table-cell>
          <table:table-cell table:formula="of:=[Planilha1.E17]" office:value-type="string" office:string-value="small diff" calcext:value-type="string">
            <text:p>small diff</text:p>
          </table:table-cell>
          <table:table-cell table:formula="of:=[Planilha1.F17]" office:value-type="string" office:string-value="small diff" calcext:value-type="string">
            <text:p>small diff</text:p>
          </table:table-cell>
          <table:table-cell table:formula="of:=IF([.B17]=[.C17];1;0)" office:value-type="float" office:value="1" calcext:value-type="float">
            <text:p>1</text:p>
          </table:table-cell>
          <table:table-cell table:number-columns-repeated="2"/>
          <table:table-cell table:formula="of:=SUM([.D17:.F17])" office:value-type="float" office:value="1" calcext:value-type="float">
            <text:p>1</text:p>
          </table:table-cell>
        </table:table-row>
        <table:table-row table:style-name="ro1">
          <table:table-cell table:formula="of:=[Planilha1.B18]" office:value-type="string" office:string-value="errInvalidStat11" calcext:value-type="string">
            <text:p>errInvalidStat11</text:p>
          </table:table-cell>
          <table:table-cell table:formula="of:=[Planilha1.E18]" office:value-type="string" office:string-value="small diff" calcext:value-type="string">
            <text:p>small diff</text:p>
          </table:table-cell>
          <table:table-cell table:formula="of:=[Planilha1.F18]" office:value-type="string" office:string-value="no diff" calcext:value-type="string">
            <text:p>no diff</text:p>
          </table:table-cell>
          <table:table-cell table:formula="of:=IF([.B18]=[.C18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8:.F18])" office:value-type="float" office:value="1" calcext:value-type="float">
            <text:p>1</text:p>
          </table:table-cell>
        </table:table-row>
        <table:table-row table:style-name="ro1">
          <table:table-cell table:formula="of:=[Planilha1.B19]" office:value-type="string" office:string-value="errInvalidStat12" calcext:value-type="string">
            <text:p>errInvalidStat12</text:p>
          </table:table-cell>
          <table:table-cell table:formula="of:=[Planilha1.E19]" office:value-type="string" office:string-value="small diff" calcext:value-type="string">
            <text:p>small diff</text:p>
          </table:table-cell>
          <table:table-cell table:formula="of:=[Planilha1.F19]" office:value-type="string" office:string-value="small diff" calcext:value-type="string">
            <text:p>small diff</text:p>
          </table:table-cell>
          <table:table-cell table:formula="of:=IF([.B19]=[.C19];1;0)" office:value-type="float" office:value="1" calcext:value-type="float">
            <text:p>1</text:p>
          </table:table-cell>
          <table:table-cell table:number-columns-repeated="2"/>
          <table:table-cell table:formula="of:=SUM([.D19:.F19])" office:value-type="float" office:value="1" calcext:value-type="float">
            <text:p>1</text:p>
          </table:table-cell>
        </table:table-row>
        <table:table-row table:style-name="ro1">
          <table:table-cell table:formula="of:=[Planilha1.B20]" office:value-type="string" office:string-value="errInvalidStat13" calcext:value-type="string">
            <text:p>errInvalidStat13</text:p>
          </table:table-cell>
          <table:table-cell table:formula="of:=[Planilha1.E20]" office:value-type="string" office:string-value="small diff" calcext:value-type="string">
            <text:p>small diff</text:p>
          </table:table-cell>
          <table:table-cell table:formula="of:=[Planilha1.F20]" office:value-type="string" office:string-value="small diff" calcext:value-type="string">
            <text:p>small diff</text:p>
          </table:table-cell>
          <table:table-cell table:formula="of:=IF([.B20]=[.C20];1;0)" office:value-type="float" office:value="1" calcext:value-type="float">
            <text:p>1</text:p>
          </table:table-cell>
          <table:table-cell table:number-columns-repeated="2"/>
          <table:table-cell table:formula="of:=SUM([.D20:.F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4:.F24])" office:value-type="float" office:value="0" calcext:value-type="float">
            <text:p>0</text:p>
          </table:table-cell>
        </table:table-row>
        <table:table-row table:style-name="ro1">
          <table:table-cell table:formula="of:=[Planilha1.B25]" office:value-type="string" office:string-value="errEndIf1" calcext:value-type="string">
            <text:p>errEndIf1</text:p>
          </table:table-cell>
          <table:table-cell table:formula="of:=[Planilha1.E25]" office:value-type="string" office:string-value="no diff" calcext:value-type="string">
            <text:p>no diff</text:p>
          </table:table-cell>
          <table:table-cell table:formula="of:=[Planilha1.F25]" office:value-type="string" office:string-value="no diff" calcext:value-type="string">
            <text:p>no diff</text:p>
          </table:table-cell>
          <table:table-cell table:formula="of:=IF([.B25]=[.C25];1;0)" office:value-type="float" office:value="1" calcext:value-type="float">
            <text:p>1</text:p>
          </table:table-cell>
          <table:table-cell table:number-columns-repeated="2"/>
          <table:table-cell table:formula="of:=SUM([.D25:.F25])" office:value-type="float" office:value="1" calcext:value-type="float">
            <text:p>1</text:p>
          </table:table-cell>
        </table:table-row>
        <table:table-row table:style-name="ro1">
          <table:table-cell table:formula="of:=[Planilha1.B26]" office:value-type="string" office:string-value="errEndIf2" calcext:value-type="string">
            <text:p>errEndIf2</text:p>
          </table:table-cell>
          <table:table-cell table:formula="of:=[Planilha1.E26]" office:value-type="string" office:string-value="no diff" calcext:value-type="string">
            <text:p>no diff</text:p>
          </table:table-cell>
          <table:table-cell table:formula="of:=[Planilha1.F26]" office:value-type="string" office:string-value="small diff" calcext:value-type="string">
            <text:p>small diff</text:p>
          </table:table-cell>
          <table:table-cell table:formula="of:=IF([.B26]=[.C2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6:.F26])" office:value-type="float" office:value="1" calcext:value-type="float">
            <text:p>1</text:p>
          </table:table-cell>
        </table:table-row>
        <table:table-row table:style-name="ro1">
          <table:table-cell table:formula="of:=[Planilha1.B27]" office:value-type="string" office:string-value="errEndIf3" calcext:value-type="string">
            <text:p>errEndIf3</text:p>
          </table:table-cell>
          <table:table-cell table:formula="of:=[Planilha1.E27]" office:value-type="string" office:string-value="large diff" calcext:value-type="string">
            <text:p>large diff</text:p>
          </table:table-cell>
          <table:table-cell table:formula="of:=[Planilha1.F27]" office:value-type="string" office:string-value="large diff" calcext:value-type="string">
            <text:p>large diff</text:p>
          </table:table-cell>
          <table:table-cell table:formula="of:=IF([.B27]=[.C27];1;0)" office:value-type="float" office:value="1" calcext:value-type="float">
            <text:p>1</text:p>
          </table:table-cell>
          <table:table-cell table:number-columns-repeated="2"/>
          <table:table-cell table:formula="of:=SUM([.D27:.F27])" office:value-type="float" office:value="1" calcext:value-type="float">
            <text:p>1</text:p>
          </table:table-cell>
        </table:table-row>
        <table:table-row table:style-name="ro1">
          <table:table-cell table:formula="of:=[Planilha1.B28]" office:value-type="string" office:string-value="errEndIf4" calcext:value-type="string">
            <text:p>errEndIf4</text:p>
          </table:table-cell>
          <table:table-cell table:formula="of:=[Planilha1.E28]" office:value-type="string" office:string-value="no diff" calcext:value-type="string">
            <text:p>no diff</text:p>
          </table:table-cell>
          <table:table-cell table:formula="of:=[Planilha1.F28]" office:value-type="string" office:string-value="no diff" calcext:value-type="string">
            <text:p>no diff</text:p>
          </table:table-cell>
          <table:table-cell table:formula="of:=IF([.B28]=[.C28];1;0)" office:value-type="float" office:value="1" calcext:value-type="float">
            <text:p>1</text:p>
          </table:table-cell>
          <table:table-cell table:number-columns-repeated="2"/>
          <table:table-cell table:formula="of:=SUM([.D28:.F28])" office:value-type="float" office:value="1" calcext:value-type="float">
            <text:p>1</text:p>
          </table:table-cell>
        </table:table-row>
        <table:table-row table:style-name="ro1">
          <table:table-cell table:formula="of:=[Planilha1.B29]" office:value-type="string" office:string-value="errEndIf5" calcext:value-type="string">
            <text:p>errEndIf5</text:p>
          </table:table-cell>
          <table:table-cell table:formula="of:=[Planilha1.E29]" office:value-type="string" office:string-value="large diff" calcext:value-type="string">
            <text:p>large diff</text:p>
          </table:table-cell>
          <table:table-cell table:formula="of:=[Planilha1.F29]" office:value-type="string" office:string-value="large diff" calcext:value-type="string">
            <text:p>large diff</text:p>
          </table:table-cell>
          <table:table-cell table:formula="of:=IF([.B29]=[.C29];1;0)" office:value-type="float" office:value="1" calcext:value-type="float">
            <text:p>1</text:p>
          </table:table-cell>
          <table:table-cell table:number-columns-repeated="2"/>
          <table:table-cell table:formula="of:=SUM([.D29:.F2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30:.F3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31:.F3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32:.F3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33:.F3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34:.F34])" office:value-type="float" office:value="0" calcext:value-type="float">
            <text:p>0</text:p>
          </table:table-cell>
        </table:table-row>
        <table:table-row table:style-name="ro1">
          <table:table-cell table:formula="of:=[Planilha1.B35]" office:value-type="string" office:string-value="errExpIf1" calcext:value-type="string">
            <text:p>errExpIf1</text:p>
          </table:table-cell>
          <table:table-cell table:formula="of:=[Planilha1.E35]" office:value-type="string" office:string-value="no diff" calcext:value-type="string">
            <text:p>no diff</text:p>
          </table:table-cell>
          <table:table-cell table:formula="of:=[Planilha1.F35]" office:value-type="string" office:string-value="small diff" calcext:value-type="string">
            <text:p>small diff</text:p>
          </table:table-cell>
          <table:table-cell table:formula="of:=IF([.B35]=[.C3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35:.F35])" office:value-type="float" office:value="1" calcext:value-type="float">
            <text:p>1</text:p>
          </table:table-cell>
        </table:table-row>
        <table:table-row table:style-name="ro1">
          <table:table-cell table:formula="of:=[Planilha1.B36]" office:value-type="string" office:string-value="errExpIf2" calcext:value-type="string">
            <text:p>errExpIf2</text:p>
          </table:table-cell>
          <table:table-cell table:formula="of:=[Planilha1.E36]" office:value-type="string" office:string-value="no diff" calcext:value-type="string">
            <text:p>no diff</text:p>
          </table:table-cell>
          <table:table-cell table:formula="of:=[Planilha1.F36]" office:value-type="string" office:string-value="no diff" calcext:value-type="string">
            <text:p>no diff</text:p>
          </table:table-cell>
          <table:table-cell table:formula="of:=IF([.B36]=[.C36];1;0)" office:value-type="float" office:value="1" calcext:value-type="float">
            <text:p>1</text:p>
          </table:table-cell>
          <table:table-cell table:number-columns-repeated="2"/>
          <table:table-cell table:formula="of:=SUM([.D36:.F3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37:.F3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38:.F38])" office:value-type="float" office:value="0" calcext:value-type="float">
            <text:p>0</text:p>
          </table:table-cell>
        </table:table-row>
        <table:table-row table:style-name="ro1">
          <table:table-cell table:formula="of:=[Planilha1.B39]" office:value-type="string" office:string-value="errThenIf1" calcext:value-type="string">
            <text:p>errThenIf1</text:p>
          </table:table-cell>
          <table:table-cell table:formula="of:=[Planilha1.E39]" office:value-type="string" office:string-value="no diff" calcext:value-type="string">
            <text:p>no diff</text:p>
          </table:table-cell>
          <table:table-cell table:formula="of:=[Planilha1.F39]" office:value-type="string" office:string-value="no diff" calcext:value-type="string">
            <text:p>no diff</text:p>
          </table:table-cell>
          <table:table-cell table:formula="of:=IF([.B39]=[.C39];1;0)" office:value-type="float" office:value="1" calcext:value-type="float">
            <text:p>1</text:p>
          </table:table-cell>
          <table:table-cell table:number-columns-repeated="2"/>
          <table:table-cell table:formula="of:=SUM([.D39:.F3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40:.F4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41:.F41])" office:value-type="float" office:value="0" calcext:value-type="float">
            <text:p>0</text:p>
          </table:table-cell>
        </table:table-row>
        <table:table-row table:style-name="ro1">
          <table:table-cell table:formula="of:=[Planilha1.B42]" office:value-type="string" office:string-value="errExpEIf1" calcext:value-type="string">
            <text:p>errExpEIf1</text:p>
          </table:table-cell>
          <table:table-cell table:formula="of:=[Planilha1.E42]" office:value-type="string" office:string-value="no diff" calcext:value-type="string">
            <text:p>no diff</text:p>
          </table:table-cell>
          <table:table-cell table:formula="of:=[Planilha1.F42]" office:value-type="string" office:string-value="small diff" calcext:value-type="string">
            <text:p>small diff</text:p>
          </table:table-cell>
          <table:table-cell table:formula="of:=IF([.B42]=[.C4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42:.F4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43:.F4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44:.F44])" office:value-type="float" office:value="0" calcext:value-type="float">
            <text:p>0</text:p>
          </table:table-cell>
        </table:table-row>
        <table:table-row table:style-name="ro1">
          <table:table-cell table:formula="of:=[Planilha1.B45]" office:value-type="string" office:string-value="errThenEIf1" calcext:value-type="string">
            <text:p>errThenEIf1</text:p>
          </table:table-cell>
          <table:table-cell table:formula="of:=[Planilha1.E45]" office:value-type="string" office:string-value="no diff" calcext:value-type="string">
            <text:p>no diff</text:p>
          </table:table-cell>
          <table:table-cell table:formula="of:=[Planilha1.F45]" office:value-type="string" office:string-value="small diff" calcext:value-type="string">
            <text:p>small diff</text:p>
          </table:table-cell>
          <table:table-cell table:formula="of:=IF([.B45]=[.C4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45:.F4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46:.F4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47:.F47])" office:value-type="float" office:value="0" calcext:value-type="float">
            <text:p>0</text:p>
          </table:table-cell>
        </table:table-row>
        <table:table-row table:style-name="ro1">
          <table:table-cell table:formula="of:=[Planilha1.B48]" office:value-type="string" office:string-value="errEndDo1" calcext:value-type="string">
            <text:p>errEndDo1</text:p>
          </table:table-cell>
          <table:table-cell table:formula="of:=[Planilha1.E48]" office:value-type="string" office:string-value="no diff" calcext:value-type="string">
            <text:p>no diff</text:p>
          </table:table-cell>
          <table:table-cell table:formula="of:=[Planilha1.F48]" office:value-type="string" office:string-value="no diff" calcext:value-type="string">
            <text:p>no diff</text:p>
          </table:table-cell>
          <table:table-cell table:formula="of:=IF([.B48]=[.C48];1;0)" office:value-type="float" office:value="1" calcext:value-type="float">
            <text:p>1</text:p>
          </table:table-cell>
          <table:table-cell table:number-columns-repeated="2"/>
          <table:table-cell table:formula="of:=SUM([.D48:.F48])" office:value-type="float" office:value="1" calcext:value-type="float">
            <text:p>1</text:p>
          </table:table-cell>
        </table:table-row>
        <table:table-row table:style-name="ro1">
          <table:table-cell table:formula="of:=[Planilha1.B49]" office:value-type="string" office:string-value="errEndDo2" calcext:value-type="string">
            <text:p>errEndDo2</text:p>
          </table:table-cell>
          <table:table-cell table:formula="of:=[Planilha1.E49]" office:value-type="string" office:string-value="large diff" calcext:value-type="string">
            <text:p>large diff</text:p>
          </table:table-cell>
          <table:table-cell table:formula="of:=[Planilha1.F49]" office:value-type="string" office:string-value="small diff" calcext:value-type="string">
            <text:p>small diff</text:p>
          </table:table-cell>
          <table:table-cell table:formula="of:=IF([.B49]=[.C49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49:.F4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50:.F5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51:.F51])" office:value-type="float" office:value="0" calcext:value-type="float">
            <text:p>0</text:p>
          </table:table-cell>
        </table:table-row>
        <table:table-row table:style-name="ro1">
          <table:table-cell table:formula="of:=[Planilha1.B52]" office:value-type="string" office:string-value="errExpWhile1" calcext:value-type="string">
            <text:p>errExpWhile1</text:p>
          </table:table-cell>
          <table:table-cell table:formula="of:=[Planilha1.E52]" office:value-type="string" office:string-value="small diff" calcext:value-type="string">
            <text:p>small diff</text:p>
          </table:table-cell>
          <table:table-cell table:formula="of:=[Planilha1.F52]" office:value-type="string" office:string-value="no diff" calcext:value-type="string">
            <text:p>no diff</text:p>
          </table:table-cell>
          <table:table-cell table:formula="of:=IF([.B52]=[.C52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52:.F52])" office:value-type="float" office:value="1" calcext:value-type="float">
            <text:p>1</text:p>
          </table:table-cell>
        </table:table-row>
        <table:table-row table:style-name="ro1">
          <table:table-cell table:formula="of:=[Planilha1.B53]" office:value-type="string" office:string-value="errExpWhile2" calcext:value-type="string">
            <text:p>errExpWhile2</text:p>
          </table:table-cell>
          <table:table-cell table:formula="of:=[Planilha1.E53]" office:value-type="string" office:string-value="no diff" calcext:value-type="string">
            <text:p>no diff</text:p>
          </table:table-cell>
          <table:table-cell table:formula="of:=[Planilha1.F53]" office:value-type="string" office:string-value="small diff" calcext:value-type="string">
            <text:p>small diff</text:p>
          </table:table-cell>
          <table:table-cell table:formula="of:=IF([.B53]=[.C5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53:.F5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54:.F5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55:.F55])" office:value-type="float" office:value="0" calcext:value-type="float">
            <text:p>0</text:p>
          </table:table-cell>
        </table:table-row>
        <table:table-row table:style-name="ro1">
          <table:table-cell table:formula="of:=[Planilha1.B56]" office:value-type="string" office:string-value="errDoWhile1" calcext:value-type="string">
            <text:p>errDoWhile1</text:p>
          </table:table-cell>
          <table:table-cell table:formula="of:=[Planilha1.E56]" office:value-type="string" office:string-value="small diff" calcext:value-type="string">
            <text:p>small diff</text:p>
          </table:table-cell>
          <table:table-cell table:formula="of:=[Planilha1.F56]" office:value-type="string" office:string-value="small diff" calcext:value-type="string">
            <text:p>small diff</text:p>
          </table:table-cell>
          <table:table-cell table:formula="of:=IF([.B56]=[.C56];1;0)" office:value-type="float" office:value="1" calcext:value-type="float">
            <text:p>1</text:p>
          </table:table-cell>
          <table:table-cell table:number-columns-repeated="2"/>
          <table:table-cell table:formula="of:=SUM([.D56:.F56])" office:value-type="float" office:value="1" calcext:value-type="float">
            <text:p>1</text:p>
          </table:table-cell>
        </table:table-row>
        <table:table-row table:style-name="ro1">
          <table:table-cell table:formula="of:=[Planilha1.B57]" office:value-type="string" office:string-value="errDoWhile2" calcext:value-type="string">
            <text:p>errDoWhile2</text:p>
          </table:table-cell>
          <table:table-cell table:formula="of:=[Planilha1.E57]" office:value-type="string" office:string-value="small diff" calcext:value-type="string">
            <text:p>small diff</text:p>
          </table:table-cell>
          <table:table-cell table:formula="of:=[Planilha1.F57]" office:value-type="string" office:string-value="no diff" calcext:value-type="string">
            <text:p>no diff</text:p>
          </table:table-cell>
          <table:table-cell table:formula="of:=IF([.B57]=[.C57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57:.F5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58:.F5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59:.F59])" office:value-type="float" office:value="0" calcext:value-type="float">
            <text:p>0</text:p>
          </table:table-cell>
        </table:table-row>
        <table:table-row table:style-name="ro1">
          <table:table-cell table:formula="of:=[Planilha1.B60]" office:value-type="string" office:string-value="errEndWhile1" calcext:value-type="string">
            <text:p>errEndWhile1</text:p>
          </table:table-cell>
          <table:table-cell table:formula="of:=[Planilha1.E60]" office:value-type="string" office:string-value="no diff" calcext:value-type="string">
            <text:p>no diff</text:p>
          </table:table-cell>
          <table:table-cell table:formula="of:=[Planilha1.F60]" office:value-type="string" office:string-value="no diff" calcext:value-type="string">
            <text:p>no diff</text:p>
          </table:table-cell>
          <table:table-cell table:formula="of:=IF([.B60]=[.C60];1;0)" office:value-type="float" office:value="1" calcext:value-type="float">
            <text:p>1</text:p>
          </table:table-cell>
          <table:table-cell table:number-columns-repeated="2"/>
          <table:table-cell table:formula="of:=SUM([.D60:.F60])" office:value-type="float" office:value="1" calcext:value-type="float">
            <text:p>1</text:p>
          </table:table-cell>
        </table:table-row>
        <table:table-row table:style-name="ro1">
          <table:table-cell table:formula="of:=[Planilha1.B61]" office:value-type="string" office:string-value="errEndWhile2" calcext:value-type="string">
            <text:p>errEndWhile2</text:p>
          </table:table-cell>
          <table:table-cell table:formula="of:=[Planilha1.E61]" office:value-type="string" office:string-value="no diff" calcext:value-type="string">
            <text:p>no diff</text:p>
          </table:table-cell>
          <table:table-cell table:formula="of:=[Planilha1.F61]" office:value-type="string" office:string-value="no diff" calcext:value-type="string">
            <text:p>no diff</text:p>
          </table:table-cell>
          <table:table-cell table:formula="of:=IF([.B61]=[.C61];1;0)" office:value-type="float" office:value="1" calcext:value-type="float">
            <text:p>1</text:p>
          </table:table-cell>
          <table:table-cell table:number-columns-repeated="2"/>
          <table:table-cell table:formula="of:=SUM([.D61:.F6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62:.F6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63:.F63])" office:value-type="float" office:value="0" calcext:value-type="float">
            <text:p>0</text:p>
          </table:table-cell>
        </table:table-row>
        <table:table-row table:style-name="ro1">
          <table:table-cell table:formula="of:=[Planilha1.B64]" office:value-type="string" office:string-value="errUntilRep1" calcext:value-type="string">
            <text:p>errUntilRep1</text:p>
          </table:table-cell>
          <table:table-cell table:formula="of:=[Planilha1.E64]" office:value-type="string" office:string-value="small diff" calcext:value-type="string">
            <text:p>small diff</text:p>
          </table:table-cell>
          <table:table-cell table:formula="of:=[Planilha1.F64]" office:value-type="string" office:string-value="no diff" calcext:value-type="string">
            <text:p>no diff</text:p>
          </table:table-cell>
          <table:table-cell table:formula="of:=IF([.B64]=[.C64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64:.F64])" office:value-type="float" office:value="1" calcext:value-type="float">
            <text:p>1</text:p>
          </table:table-cell>
        </table:table-row>
        <table:table-row table:style-name="ro1">
          <table:table-cell table:formula="of:=[Planilha1.B65]" office:value-type="string" office:string-value="errUntilRep2" calcext:value-type="string">
            <text:p>errUntilRep2</text:p>
          </table:table-cell>
          <table:table-cell table:formula="of:=[Planilha1.E65]" office:value-type="string" office:string-value="small diff" calcext:value-type="string">
            <text:p>small diff</text:p>
          </table:table-cell>
          <table:table-cell table:formula="of:=[Planilha1.F65]" office:value-type="string" office:string-value="no diff" calcext:value-type="string">
            <text:p>no diff</text:p>
          </table:table-cell>
          <table:table-cell table:formula="of:=IF([.B65]=[.C65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65:.F6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66:.F6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67:.F6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68:.F68])" office:value-type="float" office:value="0" calcext:value-type="float">
            <text:p>0</text:p>
          </table:table-cell>
        </table:table-row>
        <table:table-row table:style-name="ro1">
          <table:table-cell table:formula="of:=[Planilha1.B69]" office:value-type="string" office:string-value="errExpRep1" calcext:value-type="string">
            <text:p>errExpRep1</text:p>
          </table:table-cell>
          <table:table-cell table:formula="of:=[Planilha1.E69]" office:value-type="string" office:string-value="no diff" calcext:value-type="string">
            <text:p>no diff</text:p>
          </table:table-cell>
          <table:table-cell table:formula="of:=[Planilha1.F69]" office:value-type="string" office:string-value="no diff" calcext:value-type="string">
            <text:p>no diff</text:p>
          </table:table-cell>
          <table:table-cell table:formula="of:=IF([.B69]=[.C69];1;0)" office:value-type="float" office:value="1" calcext:value-type="float">
            <text:p>1</text:p>
          </table:table-cell>
          <table:table-cell table:number-columns-repeated="2"/>
          <table:table-cell table:formula="of:=SUM([.D69:.F6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70:.F7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71:.F71])" office:value-type="float" office:value="0" calcext:value-type="float">
            <text:p>0</text:p>
          </table:table-cell>
        </table:table-row>
        <table:table-row table:style-name="ro1">
          <table:table-cell table:formula="of:=[Planilha1.B72]" office:value-type="string" office:string-value="errForRange1" calcext:value-type="string">
            <text:p>errForRange1</text:p>
          </table:table-cell>
          <table:table-cell table:formula="of:=[Planilha1.E72]" office:value-type="string" office:string-value="large diff" calcext:value-type="string">
            <text:p>large diff</text:p>
          </table:table-cell>
          <table:table-cell table:formula="of:=[Planilha1.F72]" office:value-type="string" office:string-value="large diff" calcext:value-type="string">
            <text:p>large diff</text:p>
          </table:table-cell>
          <table:table-cell table:formula="of:=IF([.B72]=[.C72];1;0)" office:value-type="float" office:value="1" calcext:value-type="float">
            <text:p>1</text:p>
          </table:table-cell>
          <table:table-cell table:number-columns-repeated="2"/>
          <table:table-cell table:formula="of:=SUM([.D72:.F7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73:.F7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74:.F7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75:.F75])" office:value-type="float" office:value="0" calcext:value-type="float">
            <text:p>0</text:p>
          </table:table-cell>
        </table:table-row>
        <table:table-row table:style-name="ro1">
          <table:table-cell table:formula="of:=[Planilha1.B76]" office:value-type="string" office:string-value="errEndFor1" calcext:value-type="string">
            <text:p>errEndFor1</text:p>
          </table:table-cell>
          <table:table-cell table:formula="of:=[Planilha1.E76]" office:value-type="string" office:string-value="no diff" calcext:value-type="string">
            <text:p>no diff</text:p>
          </table:table-cell>
          <table:table-cell table:formula="of:=[Planilha1.F76]" office:value-type="string" office:string-value="no diff" calcext:value-type="string">
            <text:p>no diff</text:p>
          </table:table-cell>
          <table:table-cell table:formula="of:=IF([.B76]=[.C76];1;0)" office:value-type="float" office:value="1" calcext:value-type="float">
            <text:p>1</text:p>
          </table:table-cell>
          <table:table-cell table:number-columns-repeated="2"/>
          <table:table-cell table:formula="of:=SUM([.D76:.F7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77:.F7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78:.F78])" office:value-type="float" office:value="0" calcext:value-type="float">
            <text:p>0</text:p>
          </table:table-cell>
        </table:table-row>
        <table:table-row table:style-name="ro1">
          <table:table-cell table:formula="of:=[Planilha1.B79]" office:value-type="string" office:string-value="errExprFor11" calcext:value-type="string">
            <text:p>errExprFor11</text:p>
          </table:table-cell>
          <table:table-cell table:formula="of:=[Planilha1.E79]" office:value-type="string" office:string-value="no diff" calcext:value-type="string">
            <text:p>no diff</text:p>
          </table:table-cell>
          <table:table-cell table:formula="of:=[Planilha1.F79]" office:value-type="string" office:string-value="large diff" calcext:value-type="string">
            <text:p>large diff</text:p>
          </table:table-cell>
          <table:table-cell table:formula="of:=IF([.B79]=[.C7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79:.F7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80:.F8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81:.F81])" office:value-type="float" office:value="0" calcext:value-type="float">
            <text:p>0</text:p>
          </table:table-cell>
        </table:table-row>
        <table:table-row table:style-name="ro1">
          <table:table-cell table:formula="of:=[Planilha1.B82]" office:value-type="string" office:string-value="errCommaFor" calcext:value-type="string">
            <text:p>errCommaFor</text:p>
          </table:table-cell>
          <table:table-cell table:formula="of:=[Planilha1.E82]" office:value-type="string" office:string-value="no diff" calcext:value-type="string">
            <text:p>no diff</text:p>
          </table:table-cell>
          <table:table-cell table:formula="of:=[Planilha1.F82]" office:value-type="string" office:string-value="small diff" calcext:value-type="string">
            <text:p>small diff</text:p>
          </table:table-cell>
          <table:table-cell table:formula="of:=IF([.B82]=[.C8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82:.F8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83:.F8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84:.F84])" office:value-type="float" office:value="0" calcext:value-type="float">
            <text:p>0</text:p>
          </table:table-cell>
        </table:table-row>
        <table:table-row table:style-name="ro1">
          <table:table-cell table:formula="of:=[Planilha1.B85]" office:value-type="string" office:string-value="errExprFor21" calcext:value-type="string">
            <text:p>errExprFor21</text:p>
          </table:table-cell>
          <table:table-cell table:formula="of:=[Planilha1.E85]" office:value-type="string" office:string-value="no diff" calcext:value-type="string">
            <text:p>no diff</text:p>
          </table:table-cell>
          <table:table-cell table:formula="of:=[Planilha1.F85]" office:value-type="string" office:string-value="large diff" calcext:value-type="string">
            <text:p>large diff</text:p>
          </table:table-cell>
          <table:table-cell table:formula="of:=IF([.B85]=[.C8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85:.F8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86:.F8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87:.F87])" office:value-type="float" office:value="0" calcext:value-type="float">
            <text:p>0</text:p>
          </table:table-cell>
        </table:table-row>
        <table:table-row table:style-name="ro1">
          <table:table-cell table:formula="of:=[Planilha1.B88]" office:value-type="string" office:string-value="errExprFor31" calcext:value-type="string">
            <text:p>errExprFor31</text:p>
          </table:table-cell>
          <table:table-cell table:formula="of:=[Planilha1.E88]" office:value-type="string" office:string-value="no diff" calcext:value-type="string">
            <text:p>no diff</text:p>
          </table:table-cell>
          <table:table-cell table:formula="of:=[Planilha1.F88]" office:value-type="string" office:string-value="large diff" calcext:value-type="string">
            <text:p>large diff</text:p>
          </table:table-cell>
          <table:table-cell table:formula="of:=IF([.B88]=[.C8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88:.F8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89:.F8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90:.F90])" office:value-type="float" office:value="0" calcext:value-type="float">
            <text:p>0</text:p>
          </table:table-cell>
        </table:table-row>
        <table:table-row table:style-name="ro1">
          <table:table-cell table:formula="of:=[Planilha1.B91]" office:value-type="string" office:string-value="errInFor1" calcext:value-type="string">
            <text:p>errInFor1</text:p>
          </table:table-cell>
          <table:table-cell table:formula="of:=[Planilha1.E91]" office:value-type="string" office:string-value="no diff" calcext:value-type="string">
            <text:p>no diff</text:p>
          </table:table-cell>
          <table:table-cell table:formula="of:=[Planilha1.F91]" office:value-type="string" office:string-value="small diff" calcext:value-type="string">
            <text:p>small diff</text:p>
          </table:table-cell>
          <table:table-cell table:formula="of:=IF([.B91]=[.C9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91:.F91])" office:value-type="float" office:value="1" calcext:value-type="float">
            <text:p>1</text:p>
          </table:table-cell>
        </table:table-row>
        <table:table-row table:style-name="ro1">
          <table:table-cell table:formula="of:=[Planilha1.B92]" office:value-type="string" office:string-value="errInFor2" calcext:value-type="string">
            <text:p>errInFor2</text:p>
          </table:table-cell>
          <table:table-cell table:formula="of:=[Planilha1.E92]" office:value-type="string" office:string-value="no diff" calcext:value-type="string">
            <text:p>no diff</text:p>
          </table:table-cell>
          <table:table-cell table:formula="of:=[Planilha1.F92]" office:value-type="string" office:string-value="small diff" calcext:value-type="string">
            <text:p>small diff</text:p>
          </table:table-cell>
          <table:table-cell table:formula="of:=IF([.B92]=[.C9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92:.F9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93:.F9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94:.F9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95:.F95])" office:value-type="float" office:value="0" calcext:value-type="float">
            <text:p>0</text:p>
          </table:table-cell>
        </table:table-row>
        <table:table-row table:style-name="ro1">
          <table:table-cell table:formula="of:=[Planilha1.B96]" office:value-type="string" office:string-value="errEListFor1" calcext:value-type="string">
            <text:p>errEListFor1</text:p>
          </table:table-cell>
          <table:table-cell table:formula="of:=[Planilha1.E96]" office:value-type="string" office:string-value="no diff" calcext:value-type="string">
            <text:p>no diff</text:p>
          </table:table-cell>
          <table:table-cell table:formula="of:=[Planilha1.F96]" office:value-type="string" office:string-value="large diff" calcext:value-type="string">
            <text:p>large diff</text:p>
          </table:table-cell>
          <table:table-cell table:formula="of:=IF([.B96]=[.C9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96:.F9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97:.F9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98:.F98])" office:value-type="float" office:value="0" calcext:value-type="float">
            <text:p>0</text:p>
          </table:table-cell>
        </table:table-row>
        <table:table-row table:style-name="ro1">
          <table:table-cell table:formula="of:=[Planilha1.B99]" office:value-type="string" office:string-value="errDoFor1" calcext:value-type="string">
            <text:p>errDoFor1</text:p>
          </table:table-cell>
          <table:table-cell table:formula="of:=[Planilha1.E99]" office:value-type="string" office:string-value="large diff" calcext:value-type="string">
            <text:p>large diff</text:p>
          </table:table-cell>
          <table:table-cell table:formula="of:=[Planilha1.F99]" office:value-type="string" office:string-value="large diff" calcext:value-type="string">
            <text:p>large diff</text:p>
          </table:table-cell>
          <table:table-cell table:formula="of:=IF([.B99]=[.C99];1;0)" office:value-type="float" office:value="1" calcext:value-type="float">
            <text:p>1</text:p>
          </table:table-cell>
          <table:table-cell table:number-columns-repeated="2"/>
          <table:table-cell table:formula="of:=SUM([.D99:.F99])" office:value-type="float" office:value="1" calcext:value-type="float">
            <text:p>1</text:p>
          </table:table-cell>
        </table:table-row>
        <table:table-row table:style-name="ro1">
          <table:table-cell table:formula="of:=[Planilha1.B100]" office:value-type="string" office:string-value="errDoFor2" calcext:value-type="string">
            <text:p>errDoFor2</text:p>
          </table:table-cell>
          <table:table-cell table:formula="of:=[Planilha1.E100]" office:value-type="string" office:string-value="small diff" calcext:value-type="string">
            <text:p>small diff</text:p>
          </table:table-cell>
          <table:table-cell table:formula="of:=[Planilha1.F100]" office:value-type="string" office:string-value="small diff" calcext:value-type="string">
            <text:p>small diff</text:p>
          </table:table-cell>
          <table:table-cell table:formula="of:=IF([.B100]=[.C100];1;0)" office:value-type="float" office:value="1" calcext:value-type="float">
            <text:p>1</text:p>
          </table:table-cell>
          <table:table-cell table:number-columns-repeated="2"/>
          <table:table-cell table:formula="of:=SUM([.D100:.F10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01:.F10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02:.F102])" office:value-type="float" office:value="0" calcext:value-type="float">
            <text:p>0</text:p>
          </table:table-cell>
        </table:table-row>
        <table:table-row table:style-name="ro1">
          <table:table-cell table:formula="of:=[Planilha1.B103]" office:value-type="string" office:string-value="errDefLocal1" calcext:value-type="string">
            <text:p>errDefLocal1</text:p>
          </table:table-cell>
          <table:table-cell table:formula="of:=[Planilha1.E103]" office:value-type="string" office:string-value="no diff" calcext:value-type="string">
            <text:p>no diff</text:p>
          </table:table-cell>
          <table:table-cell table:formula="of:=[Planilha1.F103]" office:value-type="string" office:string-value="no diff" calcext:value-type="string">
            <text:p>no diff</text:p>
          </table:table-cell>
          <table:table-cell table:formula="of:=IF([.B103]=[.C103];1;0)" office:value-type="float" office:value="1" calcext:value-type="float">
            <text:p>1</text:p>
          </table:table-cell>
          <table:table-cell table:number-columns-repeated="2"/>
          <table:table-cell table:formula="of:=SUM([.D103:.F103])" office:value-type="float" office:value="1" calcext:value-type="float">
            <text:p>1</text:p>
          </table:table-cell>
        </table:table-row>
        <table:table-row table:style-name="ro1">
          <table:table-cell table:formula="of:=[Planilha1.B104]" office:value-type="string" office:string-value="errDefLocal2" calcext:value-type="string">
            <text:p>errDefLocal2</text:p>
          </table:table-cell>
          <table:table-cell table:formula="of:=[Planilha1.E104]" office:value-type="string" office:string-value="no diff" calcext:value-type="string">
            <text:p>no diff</text:p>
          </table:table-cell>
          <table:table-cell table:formula="of:=[Planilha1.F104]" office:value-type="string" office:string-value="no diff" calcext:value-type="string">
            <text:p>no diff</text:p>
          </table:table-cell>
          <table:table-cell table:formula="of:=IF([.B104]=[.C104];1;0)" office:value-type="float" office:value="1" calcext:value-type="float">
            <text:p>1</text:p>
          </table:table-cell>
          <table:table-cell table:number-columns-repeated="2"/>
          <table:table-cell table:formula="of:=SUM([.D104:.F104])" office:value-type="float" office:value="1" calcext:value-type="float">
            <text:p>1</text:p>
          </table:table-cell>
        </table:table-row>
        <table:table-row table:style-name="ro1">
          <table:table-cell table:formula="of:=[Planilha1.B105]" office:value-type="string" office:string-value="errDefLocal3" calcext:value-type="string">
            <text:p>errDefLocal3</text:p>
          </table:table-cell>
          <table:table-cell table:formula="of:=[Planilha1.E105]" office:value-type="string" office:string-value="small diff" calcext:value-type="string">
            <text:p>small diff</text:p>
          </table:table-cell>
          <table:table-cell table:formula="of:=[Planilha1.F105]" office:value-type="string" office:string-value="small diff" calcext:value-type="string">
            <text:p>small diff</text:p>
          </table:table-cell>
          <table:table-cell table:formula="of:=IF([.B105]=[.C105];1;0)" office:value-type="float" office:value="1" calcext:value-type="float">
            <text:p>1</text:p>
          </table:table-cell>
          <table:table-cell table:number-columns-repeated="2"/>
          <table:table-cell table:formula="of:=SUM([.D105:.F10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06:.F10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07:.F107])" office:value-type="float" office:value="0" calcext:value-type="float">
            <text:p>0</text:p>
          </table:table-cell>
        </table:table-row>
        <table:table-row table:style-name="ro1">
          <table:table-cell table:formula="of:=[Planilha1.B108]" office:value-type="string" office:string-value="errNameLFunc1" calcext:value-type="string">
            <text:p>errNameLFunc1</text:p>
          </table:table-cell>
          <table:table-cell table:formula="of:=[Planilha1.E108]" office:value-type="string" office:string-value="no diff" calcext:value-type="string">
            <text:p>no diff</text:p>
          </table:table-cell>
          <table:table-cell table:formula="of:=[Planilha1.F108]" office:value-type="string" office:string-value="no diff" calcext:value-type="string">
            <text:p>no diff</text:p>
          </table:table-cell>
          <table:table-cell table:formula="of:=IF([.B108]=[.C108];1;0)" office:value-type="float" office:value="1" calcext:value-type="float">
            <text:p>1</text:p>
          </table:table-cell>
          <table:table-cell table:number-columns-repeated="2"/>
          <table:table-cell table:formula="of:=SUM([.D108:.F108])" office:value-type="float" office:value="1" calcext:value-type="float">
            <text:p>1</text:p>
          </table:table-cell>
        </table:table-row>
        <table:table-row table:style-name="ro1">
          <table:table-cell table:formula="of:=[Planilha1.B109]" office:value-type="string" office:string-value="errNameLFunc2" calcext:value-type="string">
            <text:p>errNameLFunc2</text:p>
          </table:table-cell>
          <table:table-cell table:formula="of:=[Planilha1.E109]" office:value-type="string" office:string-value="no diff" calcext:value-type="string">
            <text:p>no diff</text:p>
          </table:table-cell>
          <table:table-cell table:formula="of:=[Planilha1.F109]" office:value-type="string" office:string-value="no diff" calcext:value-type="string">
            <text:p>no diff</text:p>
          </table:table-cell>
          <table:table-cell table:formula="of:=IF([.B109]=[.C109];1;0)" office:value-type="float" office:value="1" calcext:value-type="float">
            <text:p>1</text:p>
          </table:table-cell>
          <table:table-cell table:number-columns-repeated="2"/>
          <table:table-cell table:formula="of:=SUM([.D109:.F109])" office:value-type="float" office:value="1" calcext:value-type="float">
            <text:p>1</text:p>
          </table:table-cell>
        </table:table-row>
        <table:table-row table:style-name="ro1">
          <table:table-cell table:formula="of:=[Planilha1.B110]" office:value-type="string" office:string-value="errNameLFunc3" calcext:value-type="string">
            <text:p>errNameLFunc3</text:p>
          </table:table-cell>
          <table:table-cell table:formula="of:=[Planilha1.E110]" office:value-type="string" office:string-value="no diff" calcext:value-type="string">
            <text:p>no diff</text:p>
          </table:table-cell>
          <table:table-cell table:formula="of:=[Planilha1.F110]" office:value-type="string" office:string-value="large diff" calcext:value-type="string">
            <text:p>large diff</text:p>
          </table:table-cell>
          <table:table-cell table:formula="of:=IF([.B110]=[.C11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10:.F11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11:.F1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12:.F112])" office:value-type="float" office:value="0" calcext:value-type="float">
            <text:p>0</text:p>
          </table:table-cell>
        </table:table-row>
        <table:table-row table:style-name="ro1">
          <table:table-cell table:formula="of:=[Planilha1.B113]" office:value-type="string" office:string-value="errEListLAssign1" calcext:value-type="string">
            <text:p>errEListLAssign1</text:p>
          </table:table-cell>
          <table:table-cell table:formula="of:=[Planilha1.E113]" office:value-type="string" office:string-value="small diff" calcext:value-type="string">
            <text:p>small diff</text:p>
          </table:table-cell>
          <table:table-cell table:formula="of:=[Planilha1.F113]" office:value-type="string" office:string-value="no diff" calcext:value-type="string">
            <text:p>no diff</text:p>
          </table:table-cell>
          <table:table-cell table:formula="of:=IF([.B113]=[.C113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13:.F11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14:.F1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15:.F1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16:.F116])" office:value-type="float" office:value="0" calcext:value-type="float">
            <text:p>0</text:p>
          </table:table-cell>
        </table:table-row>
        <table:table-row table:style-name="ro1">
          <table:table-cell table:formula="of:=[Planilha1.B117]" office:value-type="string" office:string-value="errEListAssign1" calcext:value-type="string">
            <text:p>errEListAssign1</text:p>
          </table:table-cell>
          <table:table-cell table:formula="of:=[Planilha1.E117]" office:value-type="string" office:string-value="no diff" calcext:value-type="string">
            <text:p>no diff</text:p>
          </table:table-cell>
          <table:table-cell table:formula="of:=[Planilha1.F117]" office:value-type="string" office:string-value="no diff" calcext:value-type="string">
            <text:p>no diff</text:p>
          </table:table-cell>
          <table:table-cell table:formula="of:=IF([.B117]=[.C117];1;0)" office:value-type="float" office:value="1" calcext:value-type="float">
            <text:p>1</text:p>
          </table:table-cell>
          <table:table-cell table:number-columns-repeated="2"/>
          <table:table-cell table:formula="of:=SUM([.D117:.F11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18:.F1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19:.F119])" office:value-type="float" office:value="0" calcext:value-type="float">
            <text:p>0</text:p>
          </table:table-cell>
        </table:table-row>
        <table:table-row table:style-name="ro1">
          <table:table-cell table:formula="of:=[Planilha1.B120]" office:value-type="string" office:string-value="errFuncName1" calcext:value-type="string">
            <text:p>errFuncName1</text:p>
          </table:table-cell>
          <table:table-cell table:formula="of:=[Planilha1.E120]" office:value-type="string" office:string-value="no diff" calcext:value-type="string">
            <text:p>no diff</text:p>
          </table:table-cell>
          <table:table-cell table:formula="of:=[Planilha1.F120]" office:value-type="string" office:string-value="no diff" calcext:value-type="string">
            <text:p>no diff</text:p>
          </table:table-cell>
          <table:table-cell table:formula="of:=IF([.B120]=[.C120];1;0)" office:value-type="float" office:value="1" calcext:value-type="float">
            <text:p>1</text:p>
          </table:table-cell>
          <table:table-cell table:number-columns-repeated="2"/>
          <table:table-cell table:formula="of:=SUM([.D120:.F120])" office:value-type="float" office:value="1" calcext:value-type="float">
            <text:p>1</text:p>
          </table:table-cell>
        </table:table-row>
        <table:table-row table:style-name="ro1">
          <table:table-cell table:formula="of:=[Planilha1.B121]" office:value-type="string" office:string-value="errFuncName2" calcext:value-type="string">
            <text:p>errFuncName2</text:p>
          </table:table-cell>
          <table:table-cell table:formula="of:=[Planilha1.E121]" office:value-type="string" office:string-value="no diff" calcext:value-type="string">
            <text:p>no diff</text:p>
          </table:table-cell>
          <table:table-cell table:formula="of:=[Planilha1.F121]" office:value-type="string" office:string-value="no diff" calcext:value-type="string">
            <text:p>no diff</text:p>
          </table:table-cell>
          <table:table-cell table:formula="of:=IF([.B121]=[.C121];1;0)" office:value-type="float" office:value="1" calcext:value-type="float">
            <text:p>1</text:p>
          </table:table-cell>
          <table:table-cell table:number-columns-repeated="2"/>
          <table:table-cell table:formula="of:=SUM([.D121:.F121])" office:value-type="float" office:value="1" calcext:value-type="float">
            <text:p>1</text:p>
          </table:table-cell>
        </table:table-row>
        <table:table-row table:style-name="ro1">
          <table:table-cell table:formula="of:=[Planilha1.B122]" office:value-type="string" office:string-value="errFuncName3" calcext:value-type="string">
            <text:p>errFuncName3</text:p>
          </table:table-cell>
          <table:table-cell table:formula="of:=[Planilha1.E122]" office:value-type="string" office:string-value="no diff" calcext:value-type="string">
            <text:p>no diff</text:p>
          </table:table-cell>
          <table:table-cell table:formula="of:=[Planilha1.F122]" office:value-type="string" office:string-value="no diff" calcext:value-type="string">
            <text:p>no diff</text:p>
          </table:table-cell>
          <table:table-cell table:formula="of:=IF([.B122]=[.C122];1;0)" office:value-type="float" office:value="1" calcext:value-type="float">
            <text:p>1</text:p>
          </table:table-cell>
          <table:table-cell table:number-columns-repeated="2"/>
          <table:table-cell table:formula="of:=SUM([.D122:.F12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23:.F1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24:.F124])" office:value-type="float" office:value="0" calcext:value-type="float">
            <text:p>0</text:p>
          </table:table-cell>
        </table:table-row>
        <table:table-row table:style-name="ro1">
          <table:table-cell table:formula="of:=[Planilha1.B125]" office:value-type="string" office:string-value="errNameFunc11" calcext:value-type="string">
            <text:p>errNameFunc11</text:p>
          </table:table-cell>
          <table:table-cell table:formula="of:=[Planilha1.E125]" office:value-type="string" office:string-value="no diff" calcext:value-type="string">
            <text:p>no diff</text:p>
          </table:table-cell>
          <table:table-cell table:formula="of:=[Planilha1.F125]" office:value-type="string" office:string-value="no diff" calcext:value-type="string">
            <text:p>no diff</text:p>
          </table:table-cell>
          <table:table-cell table:formula="of:=IF([.B125]=[.C125];1;0)" office:value-type="float" office:value="1" calcext:value-type="float">
            <text:p>1</text:p>
          </table:table-cell>
          <table:table-cell table:number-columns-repeated="2"/>
          <table:table-cell table:formula="of:=SUM([.D125:.F125])" office:value-type="float" office:value="1" calcext:value-type="float">
            <text:p>1</text:p>
          </table:table-cell>
        </table:table-row>
        <table:table-row table:style-name="ro1">
          <table:table-cell table:formula="of:=[Planilha1.B126]" office:value-type="string" office:string-value="errNameFunc12" calcext:value-type="string">
            <text:p>errNameFunc12</text:p>
          </table:table-cell>
          <table:table-cell table:formula="of:=[Planilha1.E126]" office:value-type="string" office:string-value="no diff" calcext:value-type="string">
            <text:p>no diff</text:p>
          </table:table-cell>
          <table:table-cell table:formula="of:=[Planilha1.F126]" office:value-type="string" office:string-value="no diff" calcext:value-type="string">
            <text:p>no diff</text:p>
          </table:table-cell>
          <table:table-cell table:formula="of:=IF([.B126]=[.C126];1;0)" office:value-type="float" office:value="1" calcext:value-type="float">
            <text:p>1</text:p>
          </table:table-cell>
          <table:table-cell table:number-columns-repeated="2"/>
          <table:table-cell table:formula="of:=SUM([.D126:.F12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27:.F1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28:.F128])" office:value-type="float" office:value="0" calcext:value-type="float">
            <text:p>0</text:p>
          </table:table-cell>
        </table:table-row>
        <table:table-row table:style-name="ro1">
          <table:table-cell table:formula="of:=[Planilha1.B129]" office:value-type="string" office:string-value="errNameFunc21" calcext:value-type="string">
            <text:p>errNameFunc21</text:p>
          </table:table-cell>
          <table:table-cell table:formula="of:=[Planilha1.E129]" office:value-type="string" office:string-value="no diff" calcext:value-type="string">
            <text:p>no diff</text:p>
          </table:table-cell>
          <table:table-cell table:formula="of:=[Planilha1.F129]" office:value-type="string" office:string-value="no diff" calcext:value-type="string">
            <text:p>no diff</text:p>
          </table:table-cell>
          <table:table-cell table:formula="of:=IF([.B129]=[.C129];1;0)" office:value-type="float" office:value="1" calcext:value-type="float">
            <text:p>1</text:p>
          </table:table-cell>
          <table:table-cell table:number-columns-repeated="2"/>
          <table:table-cell table:formula="of:=SUM([.D129:.F129])" office:value-type="float" office:value="1" calcext:value-type="float">
            <text:p>1</text:p>
          </table:table-cell>
        </table:table-row>
        <table:table-row table:style-name="ro1">
          <table:table-cell table:formula="of:=[Planilha1.B130]" office:value-type="string" office:string-value="errNameFunc22" calcext:value-type="string">
            <text:p>errNameFunc22</text:p>
          </table:table-cell>
          <table:table-cell table:formula="of:=[Planilha1.E130]" office:value-type="string" office:string-value="no diff" calcext:value-type="string">
            <text:p>no diff</text:p>
          </table:table-cell>
          <table:table-cell table:formula="of:=[Planilha1.F130]" office:value-type="string" office:string-value="no diff" calcext:value-type="string">
            <text:p>no diff</text:p>
          </table:table-cell>
          <table:table-cell table:formula="of:=IF([.B130]=[.C130];1;0)" office:value-type="float" office:value="1" calcext:value-type="float">
            <text:p>1</text:p>
          </table:table-cell>
          <table:table-cell table:number-columns-repeated="2"/>
          <table:table-cell table:formula="of:=SUM([.D130:.F13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31:.F13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32:.F132])" office:value-type="float" office:value="0" calcext:value-type="float">
            <text:p>0</text:p>
          </table:table-cell>
        </table:table-row>
        <table:table-row table:style-name="ro1">
          <table:table-cell table:formula="of:=[Planilha1.B133]" office:value-type="string" office:string-value="errOParenPList1" calcext:value-type="string">
            <text:p>errOParenPList1</text:p>
          </table:table-cell>
          <table:table-cell table:formula="of:=[Planilha1.E133]" office:value-type="string" office:string-value="small diff" calcext:value-type="string">
            <text:p>small diff</text:p>
          </table:table-cell>
          <table:table-cell table:formula="of:=[Planilha1.F133]" office:value-type="string" office:string-value="large diff" calcext:value-type="string">
            <text:p>large diff</text:p>
          </table:table-cell>
          <table:table-cell table:formula="of:=IF([.B133]=[.C13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33:.F133])" office:value-type="float" office:value="1" calcext:value-type="float">
            <text:p>1</text:p>
          </table:table-cell>
        </table:table-row>
        <table:table-row table:style-name="ro1">
          <table:table-cell table:formula="of:=[Planilha1.B134]" office:value-type="string" office:string-value="errOParenPList2" calcext:value-type="string">
            <text:p>errOParenPList2</text:p>
          </table:table-cell>
          <table:table-cell table:formula="of:=[Planilha1.E134]" office:value-type="string" office:string-value="no diff" calcext:value-type="string">
            <text:p>no diff</text:p>
          </table:table-cell>
          <table:table-cell table:formula="of:=[Planilha1.F134]" office:value-type="string" office:string-value="no diff" calcext:value-type="string">
            <text:p>no diff</text:p>
          </table:table-cell>
          <table:table-cell table:formula="of:=IF([.B134]=[.C134];1;0)" office:value-type="float" office:value="1" calcext:value-type="float">
            <text:p>1</text:p>
          </table:table-cell>
          <table:table-cell table:number-columns-repeated="2"/>
          <table:table-cell table:formula="of:=SUM([.D134:.F13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35:.F13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36:.F13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37:.F137])" office:value-type="float" office:value="0" calcext:value-type="float">
            <text:p>0</text:p>
          </table:table-cell>
        </table:table-row>
        <table:table-row table:style-name="ro1">
          <table:table-cell table:formula="of:=[Planilha1.B138]" office:value-type="string" office:string-value="errCParenPList1" calcext:value-type="string">
            <text:p>errCParenPList1</text:p>
          </table:table-cell>
          <table:table-cell table:formula="of:=[Planilha1.E138]" office:value-type="string" office:string-value="small diff" calcext:value-type="string">
            <text:p>small diff</text:p>
          </table:table-cell>
          <table:table-cell table:formula="of:=[Planilha1.F138]" office:value-type="string" office:string-value="no diff" calcext:value-type="string">
            <text:p>no diff</text:p>
          </table:table-cell>
          <table:table-cell table:formula="of:=IF([.B138]=[.C138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38:.F138])" office:value-type="float" office:value="1" calcext:value-type="float">
            <text:p>1</text:p>
          </table:table-cell>
        </table:table-row>
        <table:table-row table:style-name="ro1">
          <table:table-cell table:formula="of:=[Planilha1.B139]" office:value-type="string" office:string-value="errCParenPList2" calcext:value-type="string">
            <text:p>errCParenPList2</text:p>
          </table:table-cell>
          <table:table-cell table:formula="of:=[Planilha1.E139]" office:value-type="string" office:string-value="small diff" calcext:value-type="string">
            <text:p>small diff</text:p>
          </table:table-cell>
          <table:table-cell table:formula="of:=[Planilha1.F139]" office:value-type="string" office:string-value="small diff" calcext:value-type="string">
            <text:p>small diff</text:p>
          </table:table-cell>
          <table:table-cell table:formula="of:=IF([.B139]=[.C139];1;0)" office:value-type="float" office:value="1" calcext:value-type="float">
            <text:p>1</text:p>
          </table:table-cell>
          <table:table-cell table:number-columns-repeated="2"/>
          <table:table-cell table:formula="of:=SUM([.D139:.F139])" office:value-type="float" office:value="1" calcext:value-type="float">
            <text:p>1</text:p>
          </table:table-cell>
        </table:table-row>
        <table:table-row table:style-name="ro1">
          <table:table-cell table:formula="of:=[Planilha1.B140]" office:value-type="string" office:string-value="errCParenPList3" calcext:value-type="string">
            <text:p>errCParenPList3</text:p>
          </table:table-cell>
          <table:table-cell table:formula="of:=[Planilha1.E140]" office:value-type="string" office:string-value="no diff" calcext:value-type="string">
            <text:p>no diff</text:p>
          </table:table-cell>
          <table:table-cell table:formula="of:=[Planilha1.F140]" office:value-type="string" office:string-value="no diff" calcext:value-type="string">
            <text:p>no diff</text:p>
          </table:table-cell>
          <table:table-cell table:formula="of:=IF([.B140]=[.C140];1;0)" office:value-type="float" office:value="1" calcext:value-type="float">
            <text:p>1</text:p>
          </table:table-cell>
          <table:table-cell table:number-columns-repeated="2"/>
          <table:table-cell table:formula="of:=SUM([.D140:.F14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41:.F14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42:.F142])" office:value-type="float" office:value="0" calcext:value-type="float">
            <text:p>0</text:p>
          </table:table-cell>
        </table:table-row>
        <table:table-row table:style-name="ro1">
          <table:table-cell table:formula="of:=[Planilha1.B143]" office:value-type="string" office:string-value="errEndFunc1" calcext:value-type="string">
            <text:p>errEndFunc1</text:p>
          </table:table-cell>
          <table:table-cell table:formula="of:=[Planilha1.E143]" office:value-type="string" office:string-value="no diff" calcext:value-type="string">
            <text:p>no diff</text:p>
          </table:table-cell>
          <table:table-cell table:formula="of:=[Planilha1.F143]" office:value-type="string" office:string-value="no diff" calcext:value-type="string">
            <text:p>no diff</text:p>
          </table:table-cell>
          <table:table-cell table:formula="of:=IF([.B143]=[.C143];1;0)" office:value-type="float" office:value="1" calcext:value-type="float">
            <text:p>1</text:p>
          </table:table-cell>
          <table:table-cell table:number-columns-repeated="2"/>
          <table:table-cell table:formula="of:=SUM([.D143:.F143])" office:value-type="float" office:value="1" calcext:value-type="float">
            <text:p>1</text:p>
          </table:table-cell>
        </table:table-row>
        <table:table-row table:style-name="ro1">
          <table:table-cell table:formula="of:=[Planilha1.B144]" office:value-type="string" office:string-value="errEndFunc2" calcext:value-type="string">
            <text:p>errEndFunc2</text:p>
          </table:table-cell>
          <table:table-cell table:formula="of:=[Planilha1.E144]" office:value-type="string" office:string-value="no diff" calcext:value-type="string">
            <text:p>no diff</text:p>
          </table:table-cell>
          <table:table-cell table:formula="of:=[Planilha1.F144]" office:value-type="string" office:string-value="no diff" calcext:value-type="string">
            <text:p>no diff</text:p>
          </table:table-cell>
          <table:table-cell table:formula="of:=IF([.B144]=[.C144];1;0)" office:value-type="float" office:value="1" calcext:value-type="float">
            <text:p>1</text:p>
          </table:table-cell>
          <table:table-cell table:number-columns-repeated="2"/>
          <table:table-cell table:formula="of:=SUM([.D144:.F14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45:.F14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46:.F146])" office:value-type="float" office:value="0" calcext:value-type="float">
            <text:p>0</text:p>
          </table:table-cell>
        </table:table-row>
        <table:table-row table:style-name="ro1">
          <table:table-cell table:formula="of:=[Planilha1.B147]" office:value-type="string" office:string-value="errParList1" calcext:value-type="string">
            <text:p>errParList1</text:p>
          </table:table-cell>
          <table:table-cell table:formula="of:=[Planilha1.E147]" office:value-type="string" office:string-value="no diff" calcext:value-type="string">
            <text:p>no diff</text:p>
          </table:table-cell>
          <table:table-cell table:formula="of:=[Planilha1.F147]" office:value-type="string" office:string-value="no diff" calcext:value-type="string">
            <text:p>no diff</text:p>
          </table:table-cell>
          <table:table-cell table:formula="of:=IF([.B147]=[.C147];1;0)" office:value-type="float" office:value="1" calcext:value-type="float">
            <text:p>1</text:p>
          </table:table-cell>
          <table:table-cell table:number-columns-repeated="2"/>
          <table:table-cell table:formula="of:=SUM([.D147:.F14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48:.F14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49:.F149])" office:value-type="float" office:value="0" calcext:value-type="float">
            <text:p>0</text:p>
          </table:table-cell>
        </table:table-row>
        <table:table-row table:style-name="ro1">
          <table:table-cell table:formula="of:=[Planilha1.B150]" office:value-type="string" office:string-value="errLabel1" calcext:value-type="string">
            <text:p>errLabel1</text:p>
          </table:table-cell>
          <table:table-cell table:formula="of:=[Planilha1.E150]" office:value-type="string" office:string-value="no diff" calcext:value-type="string">
            <text:p>no diff</text:p>
          </table:table-cell>
          <table:table-cell table:formula="of:=[Planilha1.F150]" office:value-type="string" office:string-value="large diff" calcext:value-type="string">
            <text:p>large diff</text:p>
          </table:table-cell>
          <table:table-cell table:formula="of:=IF([.B150]=[.C15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50:.F15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51:.F15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52:.F152])" office:value-type="float" office:value="0" calcext:value-type="float">
            <text:p>0</text:p>
          </table:table-cell>
        </table:table-row>
        <table:table-row table:style-name="ro1">
          <table:table-cell table:formula="of:=[Planilha1.B153]" office:value-type="string" office:string-value="errCloseLabel1" calcext:value-type="string">
            <text:p>errCloseLabel1</text:p>
          </table:table-cell>
          <table:table-cell table:formula="of:=[Planilha1.E153]" office:value-type="string" office:string-value="no diff" calcext:value-type="string">
            <text:p>no diff</text:p>
          </table:table-cell>
          <table:table-cell table:formula="of:=[Planilha1.F153]" office:value-type="string" office:string-value="no diff" calcext:value-type="string">
            <text:p>no diff</text:p>
          </table:table-cell>
          <table:table-cell table:formula="of:=IF([.B153]=[.C153];1;0)" office:value-type="float" office:value="1" calcext:value-type="float">
            <text:p>1</text:p>
          </table:table-cell>
          <table:table-cell table:number-columns-repeated="2"/>
          <table:table-cell table:formula="of:=SUM([.D153:.F15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54:.F15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55:.F155])" office:value-type="float" office:value="0" calcext:value-type="float">
            <text:p>0</text:p>
          </table:table-cell>
        </table:table-row>
        <table:table-row table:style-name="ro1">
          <table:table-cell table:formula="of:=[Planilha1.B156]" office:value-type="string" office:string-value="errGoto1" calcext:value-type="string">
            <text:p>errGoto1</text:p>
          </table:table-cell>
          <table:table-cell table:formula="of:=[Planilha1.E156]" office:value-type="string" office:string-value="no diff" calcext:value-type="string">
            <text:p>no diff</text:p>
          </table:table-cell>
          <table:table-cell table:formula="of:=[Planilha1.F156]" office:value-type="string" office:string-value="large diff" calcext:value-type="string">
            <text:p>large diff</text:p>
          </table:table-cell>
          <table:table-cell table:formula="of:=IF([.B156]=[.C15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56:.F156])" office:value-type="float" office:value="1" calcext:value-type="float">
            <text:p>1</text:p>
          </table:table-cell>
        </table:table-row>
        <table:table-row table:style-name="ro1">
          <table:table-cell table:formula="of:=[Planilha1.B157]" office:value-type="string" office:string-value="errGoto2" calcext:value-type="string">
            <text:p>errGoto2</text:p>
          </table:table-cell>
          <table:table-cell table:formula="of:=[Planilha1.E157]" office:value-type="string" office:string-value="no diff" calcext:value-type="string">
            <text:p>no diff</text:p>
          </table:table-cell>
          <table:table-cell table:formula="of:=[Planilha1.F157]" office:value-type="string" office:string-value="large diff" calcext:value-type="string">
            <text:p>large diff</text:p>
          </table:table-cell>
          <table:table-cell table:formula="of:=IF([.B157]=[.C157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57:.F15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58:.F15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59:.F159])" office:value-type="float" office:value="0" calcext:value-type="float">
            <text:p>0</text:p>
          </table:table-cell>
        </table:table-row>
        <table:table-row table:style-name="ro1">
          <table:table-cell table:formula="of:=[Planilha1.B160]" office:value-type="string" office:string-value="errRetList1" calcext:value-type="string">
            <text:p>errRetList1</text:p>
          </table:table-cell>
          <table:table-cell table:formula="of:=[Planilha1.E160]" office:value-type="string" office:string-value="no diff" calcext:value-type="string">
            <text:p>no diff</text:p>
          </table:table-cell>
          <table:table-cell table:formula="of:=[Planilha1.F160]" office:value-type="string" office:string-value="no diff" calcext:value-type="string">
            <text:p>no diff</text:p>
          </table:table-cell>
          <table:table-cell table:formula="of:=IF([.B160]=[.C160];1;0)" office:value-type="float" office:value="1" calcext:value-type="float">
            <text:p>1</text:p>
          </table:table-cell>
          <table:table-cell table:number-columns-repeated="2"/>
          <table:table-cell table:formula="of:=SUM([.D160:.F160])" office:value-type="float" office:value="1" calcext:value-type="float">
            <text:p>1</text:p>
          </table:table-cell>
        </table:table-row>
        <table:table-row table:style-name="ro1">
          <table:table-cell table:formula="of:=[Planilha1.B161]" office:value-type="string" office:string-value="errRetList2" calcext:value-type="string">
            <text:p>errRetList2</text:p>
          </table:table-cell>
          <table:table-cell table:formula="of:=[Planilha1.E161]" office:value-type="string" office:string-value="large diff" calcext:value-type="string">
            <text:p>large diff</text:p>
          </table:table-cell>
          <table:table-cell table:formula="of:=[Planilha1.F161]" office:value-type="string" office:string-value="large diff" calcext:value-type="string">
            <text:p>large diff</text:p>
          </table:table-cell>
          <table:table-cell table:formula="of:=IF([.B161]=[.C161];1;0)" office:value-type="float" office:value="1" calcext:value-type="float">
            <text:p>1</text:p>
          </table:table-cell>
          <table:table-cell table:number-columns-repeated="2"/>
          <table:table-cell table:formula="of:=SUM([.D161:.F16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62:.F16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63:.F16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64:.F164])" office:value-type="float" office:value="0" calcext:value-type="float">
            <text:p>0</text:p>
          </table:table-cell>
        </table:table-row>
        <table:table-row table:style-name="ro1">
          <table:table-cell table:formula="of:=[Planilha1.B165]" office:value-type="string" office:string-value="errVarList1" calcext:value-type="string">
            <text:p>errVarList1</text:p>
          </table:table-cell>
          <table:table-cell table:formula="of:=[Planilha1.E165]" office:value-type="string" office:string-value="no diff" calcext:value-type="string">
            <text:p>no diff</text:p>
          </table:table-cell>
          <table:table-cell table:formula="of:=[Planilha1.F165]" office:value-type="string" office:string-value="no diff" calcext:value-type="string">
            <text:p>no diff</text:p>
          </table:table-cell>
          <table:table-cell table:formula="of:=IF([.B165]=[.C165];1;0)" office:value-type="float" office:value="1" calcext:value-type="float">
            <text:p>1</text:p>
          </table:table-cell>
          <table:table-cell table:number-columns-repeated="2"/>
          <table:table-cell table:formula="of:=SUM([.D165:.F16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66:.F16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67:.F167])" office:value-type="float" office:value="0" calcext:value-type="float">
            <text:p>0</text:p>
          </table:table-cell>
        </table:table-row>
        <table:table-row table:style-name="ro1">
          <table:table-cell table:formula="of:=[Planilha1.B168]" office:value-type="string" office:string-value="errExprList1" calcext:value-type="string">
            <text:p>errExprList1</text:p>
          </table:table-cell>
          <table:table-cell table:formula="of:=[Planilha1.E168]" office:value-type="string" office:string-value="no diff" calcext:value-type="string">
            <text:p>no diff</text:p>
          </table:table-cell>
          <table:table-cell table:formula="of:=[Planilha1.F168]" office:value-type="string" office:string-value="no diff" calcext:value-type="string">
            <text:p>no diff</text:p>
          </table:table-cell>
          <table:table-cell table:formula="of:=IF([.B168]=[.C168];1;0)" office:value-type="float" office:value="1" calcext:value-type="float">
            <text:p>1</text:p>
          </table:table-cell>
          <table:table-cell table:number-columns-repeated="2"/>
          <table:table-cell table:formula="of:=SUM([.D168:.F16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69:.F16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70:.F170])" office:value-type="float" office:value="0" calcext:value-type="float">
            <text:p>0</text:p>
          </table:table-cell>
        </table:table-row>
        <table:table-row table:style-name="ro1">
          <table:table-cell table:formula="of:=[Planilha1.B171]" office:value-type="string" office:string-value="errOrExpr1" calcext:value-type="string">
            <text:p>errOrExpr1</text:p>
          </table:table-cell>
          <table:table-cell table:formula="of:=[Planilha1.E171]" office:value-type="string" office:string-value="no diff" calcext:value-type="string">
            <text:p>no diff</text:p>
          </table:table-cell>
          <table:table-cell table:formula="of:=[Planilha1.F171]" office:value-type="string" office:string-value="small diff" calcext:value-type="string">
            <text:p>small diff</text:p>
          </table:table-cell>
          <table:table-cell table:formula="of:=IF([.B171]=[.C17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71:.F171])" office:value-type="float" office:value="1" calcext:value-type="float">
            <text:p>1</text:p>
          </table:table-cell>
        </table:table-row>
        <table:table-row table:style-name="ro1">
          <table:table-cell table:formula="of:=[Planilha1.B172]" office:value-type="string" office:string-value="errOrExpr2" calcext:value-type="string">
            <text:p>errOrExpr2</text:p>
          </table:table-cell>
          <table:table-cell table:formula="of:=[Planilha1.E172]" office:value-type="string" office:string-value="small diff" calcext:value-type="string">
            <text:p>small diff</text:p>
          </table:table-cell>
          <table:table-cell table:formula="of:=[Planilha1.F172]" office:value-type="string" office:string-value="no diff" calcext:value-type="string">
            <text:p>no diff</text:p>
          </table:table-cell>
          <table:table-cell table:formula="of:=IF([.B172]=[.C172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72:.F17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73:.F17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74:.F17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75:.F17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76:.F17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77:.F177])" office:value-type="float" office:value="0" calcext:value-type="float">
            <text:p>0</text:p>
          </table:table-cell>
        </table:table-row>
        <table:table-row table:style-name="ro1">
          <table:table-cell table:formula="of:=[Planilha1.B178]" office:value-type="string" office:string-value="errMulExpr1" calcext:value-type="string">
            <text:p>errMulExpr1</text:p>
          </table:table-cell>
          <table:table-cell table:formula="of:=[Planilha1.E178]" office:value-type="string" office:string-value="no diff" calcext:value-type="string">
            <text:p>no diff</text:p>
          </table:table-cell>
          <table:table-cell table:formula="of:=[Planilha1.F178]" office:value-type="string" office:string-value="large diff" calcext:value-type="string">
            <text:p>large diff</text:p>
          </table:table-cell>
          <table:table-cell table:formula="of:=IF([.B178]=[.C17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78:.F178])" office:value-type="float" office:value="1" calcext:value-type="float">
            <text:p>1</text:p>
          </table:table-cell>
        </table:table-row>
        <table:table-row table:style-name="ro1">
          <table:table-cell table:formula="of:=[Planilha1.B179]" office:value-type="string" office:string-value="errMulExpr2" calcext:value-type="string">
            <text:p>errMulExpr2</text:p>
          </table:table-cell>
          <table:table-cell table:formula="of:=[Planilha1.E179]" office:value-type="string" office:string-value="small diff" calcext:value-type="string">
            <text:p>small diff</text:p>
          </table:table-cell>
          <table:table-cell table:formula="of:=[Planilha1.F179]" office:value-type="string" office:string-value="no diff" calcext:value-type="string">
            <text:p>no diff</text:p>
          </table:table-cell>
          <table:table-cell table:formula="of:=IF([.B179]=[.C179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79:.F179])" office:value-type="float" office:value="1" calcext:value-type="float">
            <text:p>1</text:p>
          </table:table-cell>
        </table:table-row>
        <table:table-row table:style-name="ro1">
          <table:table-cell table:formula="of:=[Planilha1.B180]" office:value-type="string" office:string-value="errMulExpr3" calcext:value-type="string">
            <text:p>errMulExpr3</text:p>
          </table:table-cell>
          <table:table-cell table:formula="of:=[Planilha1.E180]" office:value-type="string" office:string-value="no diff" calcext:value-type="string">
            <text:p>no diff</text:p>
          </table:table-cell>
          <table:table-cell table:formula="of:=[Planilha1.F180]" office:value-type="string" office:string-value="large diff" calcext:value-type="string">
            <text:p>large diff</text:p>
          </table:table-cell>
          <table:table-cell table:formula="of:=IF([.B180]=[.C18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80:.F180])" office:value-type="float" office:value="1" calcext:value-type="float">
            <text:p>1</text:p>
          </table:table-cell>
        </table:table-row>
        <table:table-row table:style-name="ro1">
          <table:table-cell table:formula="of:=[Planilha1.B181]" office:value-type="string" office:string-value="errMulExpr4" calcext:value-type="string">
            <text:p>errMulExpr4</text:p>
          </table:table-cell>
          <table:table-cell table:formula="of:=[Planilha1.E181]" office:value-type="string" office:string-value="small diff" calcext:value-type="string">
            <text:p>small diff</text:p>
          </table:table-cell>
          <table:table-cell table:formula="of:=[Planilha1.F181]" office:value-type="string" office:string-value="no diff" calcext:value-type="string">
            <text:p>no diff</text:p>
          </table:table-cell>
          <table:table-cell table:formula="of:=IF([.B181]=[.C181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81:.F181])" office:value-type="float" office:value="1" calcext:value-type="float">
            <text:p>1</text:p>
          </table:table-cell>
        </table:table-row>
        <table:table-row table:style-name="ro1">
          <table:table-cell table:formula="of:=[Planilha1.B182]" office:value-type="string" office:string-value="errMulExpr5" calcext:value-type="string">
            <text:p>errMulExpr5</text:p>
          </table:table-cell>
          <table:table-cell table:formula="of:=[Planilha1.E182]" office:value-type="string" office:string-value="no diff" calcext:value-type="string">
            <text:p>no diff</text:p>
          </table:table-cell>
          <table:table-cell table:formula="of:=[Planilha1.F182]" office:value-type="string" office:string-value="large diff" calcext:value-type="string">
            <text:p>large diff</text:p>
          </table:table-cell>
          <table:table-cell table:formula="of:=IF([.B182]=[.C18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82:.F182])" office:value-type="float" office:value="1" calcext:value-type="float">
            <text:p>1</text:p>
          </table:table-cell>
        </table:table-row>
        <table:table-row table:style-name="ro1">
          <table:table-cell table:formula="of:=[Planilha1.B183]" office:value-type="string" office:string-value="errMulExpr6" calcext:value-type="string">
            <text:p>errMulExpr6</text:p>
          </table:table-cell>
          <table:table-cell table:formula="of:=[Planilha1.E183]" office:value-type="string" office:string-value="small diff" calcext:value-type="string">
            <text:p>small diff</text:p>
          </table:table-cell>
          <table:table-cell table:formula="of:=[Planilha1.F183]" office:value-type="string" office:string-value="no diff" calcext:value-type="string">
            <text:p>no diff</text:p>
          </table:table-cell>
          <table:table-cell table:formula="of:=IF([.B183]=[.C183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83:.F183])" office:value-type="float" office:value="1" calcext:value-type="float">
            <text:p>1</text:p>
          </table:table-cell>
        </table:table-row>
        <table:table-row table:style-name="ro1">
          <table:table-cell table:formula="of:=[Planilha1.B184]" office:value-type="string" office:string-value="errMulExpr7" calcext:value-type="string">
            <text:p>errMulExpr7</text:p>
          </table:table-cell>
          <table:table-cell table:formula="of:=[Planilha1.E184]" office:value-type="string" office:string-value="no diff" calcext:value-type="string">
            <text:p>no diff</text:p>
          </table:table-cell>
          <table:table-cell table:formula="of:=[Planilha1.F184]" office:value-type="string" office:string-value="large diff" calcext:value-type="string">
            <text:p>large diff</text:p>
          </table:table-cell>
          <table:table-cell table:formula="of:=IF([.B184]=[.C184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84:.F184])" office:value-type="float" office:value="1" calcext:value-type="float">
            <text:p>1</text:p>
          </table:table-cell>
        </table:table-row>
        <table:table-row table:style-name="ro1">
          <table:table-cell table:formula="of:=[Planilha1.B185]" office:value-type="string" office:string-value="errMulExpr8" calcext:value-type="string">
            <text:p>errMulExpr8</text:p>
          </table:table-cell>
          <table:table-cell table:formula="of:=[Planilha1.E185]" office:value-type="string" office:string-value="small diff" calcext:value-type="string">
            <text:p>small diff</text:p>
          </table:table-cell>
          <table:table-cell table:formula="of:=[Planilha1.F185]" office:value-type="string" office:string-value="no diff" calcext:value-type="string">
            <text:p>no diff</text:p>
          </table:table-cell>
          <table:table-cell table:formula="of:=IF([.B185]=[.C185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85:.F18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86:.F18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87:.F18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88:.F188])" office:value-type="float" office:value="0" calcext:value-type="float">
            <text:p>0</text:p>
          </table:table-cell>
        </table:table-row>
        <table:table-row table:style-name="ro1">
          <table:table-cell table:formula="of:=[Planilha1.B189]" office:value-type="string" office:string-value="errUnaryExpr1" calcext:value-type="string">
            <text:p>errUnaryExpr1</text:p>
          </table:table-cell>
          <table:table-cell table:formula="of:=[Planilha1.E189]" office:value-type="string" office:string-value="no diff" calcext:value-type="string">
            <text:p>no diff</text:p>
          </table:table-cell>
          <table:table-cell table:formula="of:=[Planilha1.F189]" office:value-type="string" office:string-value="small diff" calcext:value-type="string">
            <text:p>small diff</text:p>
          </table:table-cell>
          <table:table-cell table:formula="of:=IF([.B189]=[.C18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89:.F189])" office:value-type="float" office:value="1" calcext:value-type="float">
            <text:p>1</text:p>
          </table:table-cell>
        </table:table-row>
        <table:table-row table:style-name="ro1">
          <table:table-cell table:formula="of:=[Planilha1.B190]" office:value-type="string" office:string-value="errUnaryExpr2" calcext:value-type="string">
            <text:p>errUnaryExpr2</text:p>
          </table:table-cell>
          <table:table-cell table:formula="of:=[Planilha1.E190]" office:value-type="string" office:string-value="no diff" calcext:value-type="string">
            <text:p>no diff</text:p>
          </table:table-cell>
          <table:table-cell table:formula="of:=[Planilha1.F190]" office:value-type="string" office:string-value="small diff" calcext:value-type="string">
            <text:p>small diff</text:p>
          </table:table-cell>
          <table:table-cell table:formula="of:=IF([.B190]=[.C19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90:.F190])" office:value-type="float" office:value="1" calcext:value-type="float">
            <text:p>1</text:p>
          </table:table-cell>
        </table:table-row>
        <table:table-row table:style-name="ro1">
          <table:table-cell table:formula="of:=[Planilha1.B191]" office:value-type="string" office:string-value="errUnaryExpr3" calcext:value-type="string">
            <text:p>errUnaryExpr3</text:p>
          </table:table-cell>
          <table:table-cell table:formula="of:=[Planilha1.E191]" office:value-type="string" office:string-value="no diff" calcext:value-type="string">
            <text:p>no diff</text:p>
          </table:table-cell>
          <table:table-cell table:formula="of:=[Planilha1.F191]" office:value-type="string" office:string-value="small diff" calcext:value-type="string">
            <text:p>small diff</text:p>
          </table:table-cell>
          <table:table-cell table:formula="of:=IF([.B191]=[.C19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91:.F191])" office:value-type="float" office:value="1" calcext:value-type="float">
            <text:p>1</text:p>
          </table:table-cell>
        </table:table-row>
        <table:table-row table:style-name="ro1">
          <table:table-cell table:formula="of:=[Planilha1.B192]" office:value-type="string" office:string-value="errUnaryExpr4" calcext:value-type="string">
            <text:p>errUnaryExpr4</text:p>
          </table:table-cell>
          <table:table-cell table:formula="of:=[Planilha1.E192]" office:value-type="string" office:string-value="no diff" calcext:value-type="string">
            <text:p>no diff</text:p>
          </table:table-cell>
          <table:table-cell table:formula="of:=[Planilha1.F192]" office:value-type="string" office:string-value="small diff" calcext:value-type="string">
            <text:p>small diff</text:p>
          </table:table-cell>
          <table:table-cell table:formula="of:=IF([.B192]=[.C19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92:.F19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93:.F19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94:.F194])" office:value-type="float" office:value="0" calcext:value-type="float">
            <text:p>0</text:p>
          </table:table-cell>
        </table:table-row>
        <table:table-row table:style-name="ro1">
          <table:table-cell table:formula="of:=[Planilha1.B195]" office:value-type="string" office:string-value="errPowExpr1" calcext:value-type="string">
            <text:p>errPowExpr1</text:p>
          </table:table-cell>
          <table:table-cell table:formula="of:=[Planilha1.E195]" office:value-type="string" office:string-value="no diff" calcext:value-type="string">
            <text:p>no diff</text:p>
          </table:table-cell>
          <table:table-cell table:formula="of:=[Planilha1.F195]" office:value-type="string" office:string-value="large diff" calcext:value-type="string">
            <text:p>large diff</text:p>
          </table:table-cell>
          <table:table-cell table:formula="of:=IF([.B195]=[.C19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95:.F195])" office:value-type="float" office:value="1" calcext:value-type="float">
            <text:p>1</text:p>
          </table:table-cell>
        </table:table-row>
        <table:table-row table:style-name="ro1">
          <table:table-cell table:formula="of:=[Planilha1.B196]" office:value-type="string" office:string-value="errPowExpr2" calcext:value-type="string">
            <text:p>errPowExpr2</text:p>
          </table:table-cell>
          <table:table-cell table:formula="of:=[Planilha1.E196]" office:value-type="string" office:string-value="no diff" calcext:value-type="string">
            <text:p>no diff</text:p>
          </table:table-cell>
          <table:table-cell table:formula="of:=[Planilha1.F196]" office:value-type="string" office:string-value="large diff" calcext:value-type="string">
            <text:p>large diff</text:p>
          </table:table-cell>
          <table:table-cell table:formula="of:=IF([.B196]=[.C19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96:.F196])" office:value-type="float" office:value="1" calcext:value-type="float">
            <text:p>1</text:p>
          </table:table-cell>
        </table:table-row>
        <table:table-row table:style-name="ro1">
          <table:table-cell table:formula="of:=[Planilha1.B197]" office:value-type="string" office:string-value="errPowExpr3" calcext:value-type="string">
            <text:p>errPowExpr3</text:p>
          </table:table-cell>
          <table:table-cell table:formula="of:=[Planilha1.E197]" office:value-type="string" office:string-value="small diff" calcext:value-type="string">
            <text:p>small diff</text:p>
          </table:table-cell>
          <table:table-cell table:formula="of:=[Planilha1.F197]" office:value-type="string" office:string-value="no diff" calcext:value-type="string">
            <text:p>no diff</text:p>
          </table:table-cell>
          <table:table-cell table:formula="of:=IF([.B197]=[.C197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97:.F19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98:.F19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99:.F199])" office:value-type="float" office:value="0" calcext:value-type="float">
            <text:p>0</text:p>
          </table:table-cell>
        </table:table-row>
        <table:table-row table:style-name="ro1">
          <table:table-cell table:formula="of:=[Planilha1.B200]" office:value-type="string" office:string-value="errExprParen1" calcext:value-type="string">
            <text:p>errExprParen1</text:p>
          </table:table-cell>
          <table:table-cell table:formula="of:=[Planilha1.E200]" office:value-type="string" office:string-value="no diff" calcext:value-type="string">
            <text:p>no diff</text:p>
          </table:table-cell>
          <table:table-cell table:formula="of:=[Planilha1.F200]" office:value-type="string" office:string-value="no diff" calcext:value-type="string">
            <text:p>no diff</text:p>
          </table:table-cell>
          <table:table-cell table:formula="of:=IF([.B200]=[.C200];1;0)" office:value-type="float" office:value="1" calcext:value-type="float">
            <text:p>1</text:p>
          </table:table-cell>
          <table:table-cell table:number-columns-repeated="2"/>
          <table:table-cell table:formula="of:=SUM([.D200:.F200])" office:value-type="float" office:value="1" calcext:value-type="float">
            <text:p>1</text:p>
          </table:table-cell>
        </table:table-row>
        <table:table-row table:style-name="ro1">
          <table:table-cell table:formula="of:=[Planilha1.B201]" office:value-type="string" office:string-value="errExprParen2" calcext:value-type="string">
            <text:p>errExprParen2</text:p>
          </table:table-cell>
          <table:table-cell table:formula="of:=[Planilha1.E201]" office:value-type="string" office:string-value="no diff" calcext:value-type="string">
            <text:p>no diff</text:p>
          </table:table-cell>
          <table:table-cell table:formula="of:=[Planilha1.F201]" office:value-type="string" office:string-value="no diff" calcext:value-type="string">
            <text:p>no diff</text:p>
          </table:table-cell>
          <table:table-cell table:formula="of:=IF([.B201]=[.C201];1;0)" office:value-type="float" office:value="1" calcext:value-type="float">
            <text:p>1</text:p>
          </table:table-cell>
          <table:table-cell table:number-columns-repeated="2"/>
          <table:table-cell table:formula="of:=SUM([.D201:.F20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02:.F20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03:.F203])" office:value-type="float" office:value="0" calcext:value-type="float">
            <text:p>0</text:p>
          </table:table-cell>
        </table:table-row>
        <table:table-row table:style-name="ro1">
          <table:table-cell table:formula="of:=[Planilha1.B204]" office:value-type="string" office:string-value="errCParenExpr1" calcext:value-type="string">
            <text:p>errCParenExpr1</text:p>
          </table:table-cell>
          <table:table-cell table:formula="of:=[Planilha1.E204]" office:value-type="string" office:string-value="no diff" calcext:value-type="string">
            <text:p>no diff</text:p>
          </table:table-cell>
          <table:table-cell table:formula="of:=[Planilha1.F204]" office:value-type="string" office:string-value="small diff" calcext:value-type="string">
            <text:p>small diff</text:p>
          </table:table-cell>
          <table:table-cell table:formula="of:=IF([.B204]=[.C204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04:.F204])" office:value-type="float" office:value="1" calcext:value-type="float">
            <text:p>1</text:p>
          </table:table-cell>
        </table:table-row>
        <table:table-row table:style-name="ro1">
          <table:table-cell table:formula="of:=[Planilha1.B205]" office:value-type="string" office:string-value="errCParenExpr2" calcext:value-type="string">
            <text:p>errCParenExpr2</text:p>
          </table:table-cell>
          <table:table-cell table:formula="of:=[Planilha1.E205]" office:value-type="string" office:string-value="large diff" calcext:value-type="string">
            <text:p>large diff</text:p>
          </table:table-cell>
          <table:table-cell table:formula="of:=[Planilha1.F205]" office:value-type="string" office:string-value="small diff" calcext:value-type="string">
            <text:p>small diff</text:p>
          </table:table-cell>
          <table:table-cell table:formula="of:=IF([.B205]=[.C205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05:.F205])" office:value-type="float" office:value="1" calcext:value-type="float">
            <text:p>1</text:p>
          </table:table-cell>
        </table:table-row>
        <table:table-row table:style-name="ro1">
          <table:table-cell table:formula="of:=[Planilha1.B206]" office:value-type="string" office:string-value="errCParenExpr3" calcext:value-type="string">
            <text:p>errCParenExpr3</text:p>
          </table:table-cell>
          <table:table-cell table:formula="of:=[Planilha1.E206]" office:value-type="string" office:string-value="no diff" calcext:value-type="string">
            <text:p>no diff</text:p>
          </table:table-cell>
          <table:table-cell table:formula="of:=[Planilha1.F206]" office:value-type="string" office:string-value="small diff" calcext:value-type="string">
            <text:p>small diff</text:p>
          </table:table-cell>
          <table:table-cell table:formula="of:=IF([.B206]=[.C20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06:.F20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07:.F20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08:.F208])" office:value-type="float" office:value="0" calcext:value-type="float">
            <text:p>0</text:p>
          </table:table-cell>
        </table:table-row>
        <table:table-row table:style-name="ro1">
          <table:table-cell table:formula="of:=[Planilha1.B209]" office:value-type="string" office:string-value="errNameIndex1" calcext:value-type="string">
            <text:p>errNameIndex1</text:p>
          </table:table-cell>
          <table:table-cell table:formula="of:=[Planilha1.E209]" office:value-type="string" office:string-value="no diff" calcext:value-type="string">
            <text:p>no diff</text:p>
          </table:table-cell>
          <table:table-cell table:formula="of:=[Planilha1.F209]" office:value-type="string" office:string-value="no diff" calcext:value-type="string">
            <text:p>no diff</text:p>
          </table:table-cell>
          <table:table-cell table:formula="of:=IF([.B209]=[.C209];1;0)" office:value-type="float" office:value="1" calcext:value-type="float">
            <text:p>1</text:p>
          </table:table-cell>
          <table:table-cell table:number-columns-repeated="2"/>
          <table:table-cell table:formula="of:=SUM([.D209:.F209])" office:value-type="float" office:value="1" calcext:value-type="float">
            <text:p>1</text:p>
          </table:table-cell>
        </table:table-row>
        <table:table-row table:style-name="ro1">
          <table:table-cell table:formula="of:=[Planilha1.B210]" office:value-type="string" office:string-value="errNameIndex2" calcext:value-type="string">
            <text:p>errNameIndex2</text:p>
          </table:table-cell>
          <table:table-cell table:formula="of:=[Planilha1.E210]" office:value-type="string" office:string-value="small diff" calcext:value-type="string">
            <text:p>small diff</text:p>
          </table:table-cell>
          <table:table-cell table:formula="of:=[Planilha1.F210]" office:value-type="string" office:string-value="no diff" calcext:value-type="string">
            <text:p>no diff</text:p>
          </table:table-cell>
          <table:table-cell table:formula="of:=IF([.B210]=[.C210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10:.F210])" office:value-type="float" office:value="1" calcext:value-type="float">
            <text:p>1</text:p>
          </table:table-cell>
        </table:table-row>
        <table:table-row table:style-name="ro1">
          <table:table-cell table:formula="of:=[Planilha1.B211]" office:value-type="string" office:string-value="errNameIndex3" calcext:value-type="string">
            <text:p>errNameIndex3</text:p>
          </table:table-cell>
          <table:table-cell table:formula="of:=[Planilha1.E211]" office:value-type="string" office:string-value="small diff" calcext:value-type="string">
            <text:p>small diff</text:p>
          </table:table-cell>
          <table:table-cell table:formula="of:=[Planilha1.F211]" office:value-type="string" office:string-value="small diff" calcext:value-type="string">
            <text:p>small diff</text:p>
          </table:table-cell>
          <table:table-cell table:formula="of:=IF([.B211]=[.C211];1;0)" office:value-type="float" office:value="1" calcext:value-type="float">
            <text:p>1</text:p>
          </table:table-cell>
          <table:table-cell table:number-columns-repeated="2"/>
          <table:table-cell table:formula="of:=SUM([.D211:.F21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12:.F2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13:.F213])" office:value-type="float" office:value="0" calcext:value-type="float">
            <text:p>0</text:p>
          </table:table-cell>
        </table:table-row>
        <table:table-row table:style-name="ro1">
          <table:table-cell table:formula="of:=[Planilha1.B214]" office:value-type="string" office:string-value="errExprIndex1" calcext:value-type="string">
            <text:p>errExprIndex1</text:p>
          </table:table-cell>
          <table:table-cell table:formula="of:=[Planilha1.E214]" office:value-type="string" office:string-value="no diff" calcext:value-type="string">
            <text:p>no diff</text:p>
          </table:table-cell>
          <table:table-cell table:formula="of:=[Planilha1.F214]" office:value-type="string" office:string-value="no diff" calcext:value-type="string">
            <text:p>no diff</text:p>
          </table:table-cell>
          <table:table-cell table:formula="of:=IF([.B214]=[.C214];1;0)" office:value-type="float" office:value="1" calcext:value-type="float">
            <text:p>1</text:p>
          </table:table-cell>
          <table:table-cell table:number-columns-repeated="2"/>
          <table:table-cell table:formula="of:=SUM([.D214:.F214])" office:value-type="float" office:value="1" calcext:value-type="float">
            <text:p>1</text:p>
          </table:table-cell>
        </table:table-row>
        <table:table-row table:style-name="ro1">
          <table:table-cell table:formula="of:=[Planilha1.B215]" office:value-type="string" office:string-value="errExprIndex2" calcext:value-type="string">
            <text:p>errExprIndex2</text:p>
          </table:table-cell>
          <table:table-cell table:formula="of:=[Planilha1.E215]" office:value-type="string" office:string-value="no diff" calcext:value-type="string">
            <text:p>no diff</text:p>
          </table:table-cell>
          <table:table-cell table:formula="of:=[Planilha1.F215]" office:value-type="string" office:string-value="no diff" calcext:value-type="string">
            <text:p>no diff</text:p>
          </table:table-cell>
          <table:table-cell table:formula="of:=IF([.B215]=[.C215];1;0)" office:value-type="float" office:value="1" calcext:value-type="float">
            <text:p>1</text:p>
          </table:table-cell>
          <table:table-cell table:number-columns-repeated="2"/>
          <table:table-cell table:formula="of:=SUM([.D215:.F21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16:.F2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17:.F217])" office:value-type="float" office:value="0" calcext:value-type="float">
            <text:p>0</text:p>
          </table:table-cell>
        </table:table-row>
        <table:table-row table:style-name="ro1">
          <table:table-cell table:formula="of:=[Planilha1.B218]" office:value-type="string" office:string-value="errCBracketIndex1" calcext:value-type="string">
            <text:p>errCBracketIndex1</text:p>
          </table:table-cell>
          <table:table-cell table:formula="of:=[Planilha1.E218]" office:value-type="string" office:string-value="no diff" calcext:value-type="string">
            <text:p>no diff</text:p>
          </table:table-cell>
          <table:table-cell table:formula="of:=[Planilha1.F218]" office:value-type="string" office:string-value="no diff" calcext:value-type="string">
            <text:p>no diff</text:p>
          </table:table-cell>
          <table:table-cell table:formula="of:=IF([.B218]=[.C218];1;0)" office:value-type="float" office:value="1" calcext:value-type="float">
            <text:p>1</text:p>
          </table:table-cell>
          <table:table-cell table:number-columns-repeated="2"/>
          <table:table-cell table:formula="of:=SUM([.D218:.F218])" office:value-type="float" office:value="1" calcext:value-type="float">
            <text:p>1</text:p>
          </table:table-cell>
        </table:table-row>
        <table:table-row table:style-name="ro1">
          <table:table-cell table:formula="of:=[Planilha1.B219]" office:value-type="string" office:string-value="errCBracketIndex2" calcext:value-type="string">
            <text:p>errCBracketIndex2</text:p>
          </table:table-cell>
          <table:table-cell table:formula="of:=[Planilha1.E219]" office:value-type="string" office:string-value="small diff" calcext:value-type="string">
            <text:p>small diff</text:p>
          </table:table-cell>
          <table:table-cell table:formula="of:=[Planilha1.F219]" office:value-type="string" office:string-value="large diff" calcext:value-type="string">
            <text:p>large diff</text:p>
          </table:table-cell>
          <table:table-cell table:formula="of:=IF([.B219]=[.C21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19:.F219])" office:value-type="float" office:value="1" calcext:value-type="float">
            <text:p>1</text:p>
          </table:table-cell>
        </table:table-row>
        <table:table-row table:style-name="ro1">
          <table:table-cell table:formula="of:=[Planilha1.B220]" office:value-type="string" office:string-value="errCBracketIndex3" calcext:value-type="string">
            <text:p>errCBracketIndex3</text:p>
          </table:table-cell>
          <table:table-cell table:formula="of:=[Planilha1.E220]" office:value-type="string" office:string-value="small diff" calcext:value-type="string">
            <text:p>small diff</text:p>
          </table:table-cell>
          <table:table-cell table:formula="of:=[Planilha1.F220]" office:value-type="string" office:string-value="small diff" calcext:value-type="string">
            <text:p>small diff</text:p>
          </table:table-cell>
          <table:table-cell table:formula="of:=IF([.B220]=[.C220];1;0)" office:value-type="float" office:value="1" calcext:value-type="float">
            <text:p>1</text:p>
          </table:table-cell>
          <table:table-cell table:number-columns-repeated="2"/>
          <table:table-cell table:formula="of:=SUM([.D220:.F2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21:.F2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22:.F222])" office:value-type="float" office:value="0" calcext:value-type="float">
            <text:p>0</text:p>
          </table:table-cell>
        </table:table-row>
        <table:table-row table:style-name="ro1">
          <table:table-cell table:formula="of:=[Planilha1.B223]" office:value-type="string" office:string-value="errNameMeth1" calcext:value-type="string">
            <text:p>errNameMeth1</text:p>
          </table:table-cell>
          <table:table-cell table:formula="of:=[Planilha1.E223]" office:value-type="string" office:string-value="no diff" calcext:value-type="string">
            <text:p>no diff</text:p>
          </table:table-cell>
          <table:table-cell table:formula="of:=[Planilha1.F223]" office:value-type="string" office:string-value="no diff" calcext:value-type="string">
            <text:p>no diff</text:p>
          </table:table-cell>
          <table:table-cell table:formula="of:=IF([.B223]=[.C223];1;0)" office:value-type="float" office:value="1" calcext:value-type="float">
            <text:p>1</text:p>
          </table:table-cell>
          <table:table-cell table:number-columns-repeated="2"/>
          <table:table-cell table:formula="of:=SUM([.D223:.F223])" office:value-type="float" office:value="1" calcext:value-type="float">
            <text:p>1</text:p>
          </table:table-cell>
        </table:table-row>
        <table:table-row table:style-name="ro1">
          <table:table-cell table:formula="of:=[Planilha1.B224]" office:value-type="string" office:string-value="errNameMeth2" calcext:value-type="string">
            <text:p>errNameMeth2</text:p>
          </table:table-cell>
          <table:table-cell table:formula="of:=[Planilha1.E224]" office:value-type="string" office:string-value="large diff" calcext:value-type="string">
            <text:p>large diff</text:p>
          </table:table-cell>
          <table:table-cell table:formula="of:=[Planilha1.F224]" office:value-type="string" office:string-value="small diff" calcext:value-type="string">
            <text:p>small diff</text:p>
          </table:table-cell>
          <table:table-cell table:formula="of:=IF([.B224]=[.C224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24:.F22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25:.F2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26:.F226])" office:value-type="float" office:value="0" calcext:value-type="float">
            <text:p>0</text:p>
          </table:table-cell>
        </table:table-row>
        <table:table-row table:style-name="ro1">
          <table:table-cell table:formula="of:=[Planilha1.B227]" office:value-type="string" office:string-value="errMethArgs1" calcext:value-type="string">
            <text:p>errMethArgs1</text:p>
          </table:table-cell>
          <table:table-cell table:formula="of:=[Planilha1.E227]" office:value-type="string" office:string-value="no diff" calcext:value-type="string">
            <text:p>no diff</text:p>
          </table:table-cell>
          <table:table-cell table:formula="of:=[Planilha1.F227]" office:value-type="string" office:string-value="small diff" calcext:value-type="string">
            <text:p>small diff</text:p>
          </table:table-cell>
          <table:table-cell table:formula="of:=IF([.B227]=[.C227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27:.F227])" office:value-type="float" office:value="1" calcext:value-type="float">
            <text:p>1</text:p>
          </table:table-cell>
        </table:table-row>
        <table:table-row table:style-name="ro1">
          <table:table-cell table:formula="of:=[Planilha1.B228]" office:value-type="string" office:string-value="errMethArgs2" calcext:value-type="string">
            <text:p>errMethArgs2</text:p>
          </table:table-cell>
          <table:table-cell table:formula="of:=[Planilha1.E228]" office:value-type="string" office:string-value="small diff" calcext:value-type="string">
            <text:p>small diff</text:p>
          </table:table-cell>
          <table:table-cell table:formula="of:=[Planilha1.F228]" office:value-type="string" office:string-value="small diff" calcext:value-type="string">
            <text:p>small diff</text:p>
          </table:table-cell>
          <table:table-cell table:formula="of:=IF([.B228]=[.C228];1;0)" office:value-type="float" office:value="1" calcext:value-type="float">
            <text:p>1</text:p>
          </table:table-cell>
          <table:table-cell table:number-columns-repeated="2"/>
          <table:table-cell table:formula="of:=SUM([.D228:.F228])" office:value-type="float" office:value="1" calcext:value-type="float">
            <text:p>1</text:p>
          </table:table-cell>
        </table:table-row>
        <table:table-row table:style-name="ro1">
          <table:table-cell table:formula="of:=[Planilha1.B229]" office:value-type="string" office:string-value="errMethArgs3" calcext:value-type="string">
            <text:p>errMethArgs3</text:p>
          </table:table-cell>
          <table:table-cell table:formula="of:=[Planilha1.E229]" office:value-type="string" office:string-value="small diff" calcext:value-type="string">
            <text:p>small diff</text:p>
          </table:table-cell>
          <table:table-cell table:formula="of:=[Planilha1.F229]" office:value-type="string" office:string-value="small diff" calcext:value-type="string">
            <text:p>small diff</text:p>
          </table:table-cell>
          <table:table-cell table:formula="of:=IF([.B229]=[.C229];1;0)" office:value-type="float" office:value="1" calcext:value-type="float">
            <text:p>1</text:p>
          </table:table-cell>
          <table:table-cell table:number-columns-repeated="2"/>
          <table:table-cell table:formula="of:=SUM([.D229:.F229])" office:value-type="float" office:value="1" calcext:value-type="float">
            <text:p>1</text:p>
          </table:table-cell>
        </table:table-row>
        <table:table-row table:style-name="ro1">
          <table:table-cell table:formula="of:=[Planilha1.B230]" office:value-type="string" office:string-value="errMethArgs4" calcext:value-type="string">
            <text:p>errMethArgs4</text:p>
          </table:table-cell>
          <table:table-cell table:formula="of:=[Planilha1.E230]" office:value-type="string" office:string-value="small diff" calcext:value-type="string">
            <text:p>small diff</text:p>
          </table:table-cell>
          <table:table-cell table:formula="of:=[Planilha1.F230]" office:value-type="string" office:string-value="large diff" calcext:value-type="string">
            <text:p>large diff</text:p>
          </table:table-cell>
          <table:table-cell table:formula="of:=IF([.B230]=[.C23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30:.F23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31:.F23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32:.F232])" office:value-type="float" office:value="0" calcext:value-type="float">
            <text:p>0</text:p>
          </table:table-cell>
        </table:table-row>
        <table:table-row table:style-name="ro1">
          <table:table-cell table:formula="of:=[Planilha1.B233]" office:value-type="string" office:string-value="errArgList1" calcext:value-type="string">
            <text:p>errArgList1</text:p>
          </table:table-cell>
          <table:table-cell table:formula="of:=[Planilha1.E233]" office:value-type="string" office:string-value="no diff" calcext:value-type="string">
            <text:p>no diff</text:p>
          </table:table-cell>
          <table:table-cell table:formula="of:=[Planilha1.F233]" office:value-type="string" office:string-value="large diff" calcext:value-type="string">
            <text:p>large diff</text:p>
          </table:table-cell>
          <table:table-cell table:formula="of:=IF([.B233]=[.C23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33:.F233])" office:value-type="float" office:value="1" calcext:value-type="float">
            <text:p>1</text:p>
          </table:table-cell>
        </table:table-row>
        <table:table-row table:style-name="ro1">
          <table:table-cell table:formula="of:=[Planilha1.B234]" office:value-type="string" office:string-value="errArgList2" calcext:value-type="string">
            <text:p>errArgList2</text:p>
          </table:table-cell>
          <table:table-cell table:formula="of:=[Planilha1.E234]" office:value-type="string" office:string-value="small diff" calcext:value-type="string">
            <text:p>small diff</text:p>
          </table:table-cell>
          <table:table-cell table:formula="of:=[Planilha1.F234]" office:value-type="string" office:string-value="large diff" calcext:value-type="string">
            <text:p>large diff</text:p>
          </table:table-cell>
          <table:table-cell table:formula="of:=IF([.B234]=[.C234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34:.F23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35:.F23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36:.F236])" office:value-type="float" office:value="0" calcext:value-type="float">
            <text:p>0</text:p>
          </table:table-cell>
        </table:table-row>
        <table:table-row table:style-name="ro1">
          <table:table-cell table:formula="of:=[Planilha1.B237]" office:value-type="string" office:string-value="errCParenArgs1" calcext:value-type="string">
            <text:p>errCParenArgs1</text:p>
          </table:table-cell>
          <table:table-cell table:formula="of:=[Planilha1.E237]" office:value-type="string" office:string-value="no diff" calcext:value-type="string">
            <text:p>no diff</text:p>
          </table:table-cell>
          <table:table-cell table:formula="of:=[Planilha1.F237]" office:value-type="string" office:string-value="small diff" calcext:value-type="string">
            <text:p>small diff</text:p>
          </table:table-cell>
          <table:table-cell table:formula="of:=IF([.B237]=[.C237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37:.F237])" office:value-type="float" office:value="1" calcext:value-type="float">
            <text:p>1</text:p>
          </table:table-cell>
        </table:table-row>
        <table:table-row table:style-name="ro1">
          <table:table-cell table:formula="of:=[Planilha1.B238]" office:value-type="string" office:string-value="errCParenArgs2" calcext:value-type="string">
            <text:p>errCParenArgs2</text:p>
          </table:table-cell>
          <table:table-cell table:formula="of:=[Planilha1.E238]" office:value-type="string" office:string-value="large diff" calcext:value-type="string">
            <text:p>large diff</text:p>
          </table:table-cell>
          <table:table-cell table:formula="of:=[Planilha1.F238]" office:value-type="string" office:string-value="small diff" calcext:value-type="string">
            <text:p>small diff</text:p>
          </table:table-cell>
          <table:table-cell table:formula="of:=IF([.B238]=[.C23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38:.F23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39:.F23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40:.F240])" office:value-type="float" office:value="0" calcext:value-type="float">
            <text:p>0</text:p>
          </table:table-cell>
        </table:table-row>
        <table:table-row table:style-name="ro1">
          <table:table-cell table:formula="of:=[Planilha1.B241]" office:value-type="string" office:string-value="errCBraceTable1" calcext:value-type="string">
            <text:p>errCBraceTable1</text:p>
          </table:table-cell>
          <table:table-cell table:formula="of:=[Planilha1.E241]" office:value-type="string" office:string-value="large diff" calcext:value-type="string">
            <text:p>large diff</text:p>
          </table:table-cell>
          <table:table-cell table:formula="of:=[Planilha1.F241]" office:value-type="string" office:string-value="no diff" calcext:value-type="string">
            <text:p>no diff</text:p>
          </table:table-cell>
          <table:table-cell table:formula="of:=IF([.B241]=[.C241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41:.F241])" office:value-type="float" office:value="1" calcext:value-type="float">
            <text:p>1</text:p>
          </table:table-cell>
        </table:table-row>
        <table:table-row table:style-name="ro1">
          <table:table-cell table:formula="of:=[Planilha1.B242]" office:value-type="string" office:string-value="errCBraceTable2" calcext:value-type="string">
            <text:p>errCBraceTable2</text:p>
          </table:table-cell>
          <table:table-cell table:formula="of:=[Planilha1.E242]" office:value-type="string" office:string-value="large diff" calcext:value-type="string">
            <text:p>large diff</text:p>
          </table:table-cell>
          <table:table-cell table:formula="of:=[Planilha1.F242]" office:value-type="string" office:string-value="no diff" calcext:value-type="string">
            <text:p>no diff</text:p>
          </table:table-cell>
          <table:table-cell table:formula="of:=IF([.B242]=[.C242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42:.F242])" office:value-type="float" office:value="1" calcext:value-type="float">
            <text:p>1</text:p>
          </table:table-cell>
        </table:table-row>
        <table:table-row table:style-name="ro1">
          <table:table-cell table:formula="of:=[Planilha1.B243]" office:value-type="string" office:string-value="errCBraceTable3" calcext:value-type="string">
            <text:p>errCBraceTable3</text:p>
          </table:table-cell>
          <table:table-cell table:formula="of:=[Planilha1.E243]" office:value-type="string" office:string-value="small diff" calcext:value-type="string">
            <text:p>small diff</text:p>
          </table:table-cell>
          <table:table-cell table:formula="of:=[Planilha1.F243]" office:value-type="string" office:string-value="large diff" calcext:value-type="string">
            <text:p>large diff</text:p>
          </table:table-cell>
          <table:table-cell table:formula="of:=IF([.B243]=[.C24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43:.F24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44:.F24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45:.F245])" office:value-type="float" office:value="0" calcext:value-type="float">
            <text:p>0</text:p>
          </table:table-cell>
        </table:table-row>
        <table:table-row table:style-name="ro1">
          <table:table-cell table:formula="of:=[Planilha1.B246]" office:value-type="string" office:string-value="errEqField1" calcext:value-type="string">
            <text:p>errEqField1</text:p>
          </table:table-cell>
          <table:table-cell table:formula="of:=[Planilha1.E246]" office:value-type="string" office:string-value="no diff" calcext:value-type="string">
            <text:p>no diff</text:p>
          </table:table-cell>
          <table:table-cell table:formula="of:=[Planilha1.F246]" office:value-type="string" office:string-value="small diff" calcext:value-type="string">
            <text:p>small diff</text:p>
          </table:table-cell>
          <table:table-cell table:formula="of:=IF([.B246]=[.C24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46:.F24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47:.F24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48:.F248])" office:value-type="float" office:value="0" calcext:value-type="float">
            <text:p>0</text:p>
          </table:table-cell>
        </table:table-row>
        <table:table-row table:style-name="ro1">
          <table:table-cell table:formula="of:=[Planilha1.B249]" office:value-type="string" office:string-value="errExprField1" calcext:value-type="string">
            <text:p>errExprField1</text:p>
          </table:table-cell>
          <table:table-cell table:formula="of:=[Planilha1.E249]" office:value-type="string" office:string-value="small diff" calcext:value-type="string">
            <text:p>small diff</text:p>
          </table:table-cell>
          <table:table-cell table:formula="of:=[Planilha1.F249]" office:value-type="string" office:string-value="small diff" calcext:value-type="string">
            <text:p>small diff</text:p>
          </table:table-cell>
          <table:table-cell table:formula="of:=IF([.B249]=[.C249];1;0)" office:value-type="float" office:value="1" calcext:value-type="float">
            <text:p>1</text:p>
          </table:table-cell>
          <table:table-cell table:number-columns-repeated="2"/>
          <table:table-cell table:formula="of:=SUM([.D249:.F24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50:.F25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51:.F251])" office:value-type="float" office:value="0" calcext:value-type="float">
            <text:p>0</text:p>
          </table:table-cell>
        </table:table-row>
        <table:table-row table:style-name="ro1">
          <table:table-cell table:formula="of:=[Planilha1.B252]" office:value-type="string" office:string-value="errExprFKey1" calcext:value-type="string">
            <text:p>errExprFKey1</text:p>
          </table:table-cell>
          <table:table-cell table:formula="of:=[Planilha1.E252]" office:value-type="string" office:string-value="no diff" calcext:value-type="string">
            <text:p>no diff</text:p>
          </table:table-cell>
          <table:table-cell table:formula="of:=[Planilha1.F252]" office:value-type="string" office:string-value="small diff" calcext:value-type="string">
            <text:p>small diff</text:p>
          </table:table-cell>
          <table:table-cell table:formula="of:=IF([.B252]=[.C25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52:.F25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53:.F25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54:.F254])" office:value-type="float" office:value="0" calcext:value-type="float">
            <text:p>0</text:p>
          </table:table-cell>
        </table:table-row>
        <table:table-row table:style-name="ro1">
          <table:table-cell table:formula="of:=[Planilha1.B255]" office:value-type="string" office:string-value="errCBracketFKey1" calcext:value-type="string">
            <text:p>errCBracketFKey1</text:p>
          </table:table-cell>
          <table:table-cell table:formula="of:=[Planilha1.E255]" office:value-type="string" office:string-value="no diff" calcext:value-type="string">
            <text:p>no diff</text:p>
          </table:table-cell>
          <table:table-cell table:formula="of:=[Planilha1.F255]" office:value-type="string" office:string-value="small diff" calcext:value-type="string">
            <text:p>small diff</text:p>
          </table:table-cell>
          <table:table-cell table:formula="of:=IF([.B255]=[.C25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55:.F25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56:.F25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57:.F257])" office:value-type="float" office:value="0" calcext:value-type="float">
            <text:p>0</text:p>
          </table:table-cell>
        </table:table-row>
        <table:table-row table:style-name="ro1">
          <table:table-cell table:formula="of:=[Planilha1.B258]" office:value-type="string" office:string-value="errDigitHex1" calcext:value-type="string">
            <text:p>errDigitHex1</text:p>
          </table:table-cell>
          <table:table-cell table:formula="of:=[Planilha1.E258]" office:value-type="string" office:string-value="no diff" calcext:value-type="string">
            <text:p>no diff</text:p>
          </table:table-cell>
          <table:table-cell table:formula="of:=[Planilha1.F258]" office:value-type="string" office:string-value="small diff" calcext:value-type="string">
            <text:p>small diff</text:p>
          </table:table-cell>
          <table:table-cell table:formula="of:=IF([.B258]=[.C25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58:.F258])" office:value-type="float" office:value="1" calcext:value-type="float">
            <text:p>1</text:p>
          </table:table-cell>
        </table:table-row>
        <table:table-row table:style-name="ro1">
          <table:table-cell table:formula="of:=[Planilha1.B259]" office:value-type="string" office:string-value="errDigitHex2" calcext:value-type="string">
            <text:p>errDigitHex2</text:p>
          </table:table-cell>
          <table:table-cell table:formula="of:=[Planilha1.E259]" office:value-type="string" office:string-value="no diff" calcext:value-type="string">
            <text:p>no diff</text:p>
          </table:table-cell>
          <table:table-cell table:formula="of:=[Planilha1.F259]" office:value-type="string" office:string-value="small diff" calcext:value-type="string">
            <text:p>small diff</text:p>
          </table:table-cell>
          <table:table-cell table:formula="of:=IF([.B259]=[.C25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59:.F25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60:.F26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61:.F261])" office:value-type="float" office:value="0" calcext:value-type="float">
            <text:p>0</text:p>
          </table:table-cell>
        </table:table-row>
        <table:table-row table:style-name="ro1">
          <table:table-cell table:formula="of:=[Planilha1.B262]" office:value-type="string" office:string-value="errDigitDeci1" calcext:value-type="string">
            <text:p>errDigitDeci1</text:p>
          </table:table-cell>
          <table:table-cell table:formula="of:=[Planilha1.E262]" office:value-type="string" office:string-value="small diff" calcext:value-type="string">
            <text:p>small diff</text:p>
          </table:table-cell>
          <table:table-cell table:formula="of:=[Planilha1.F262]" office:value-type="string" office:string-value="small diff" calcext:value-type="string">
            <text:p>small diff</text:p>
          </table:table-cell>
          <table:table-cell table:formula="of:=IF([.B262]=[.C262];1;0)" office:value-type="float" office:value="1" calcext:value-type="float">
            <text:p>1</text:p>
          </table:table-cell>
          <table:table-cell table:number-columns-repeated="2"/>
          <table:table-cell table:formula="of:=SUM([.D262:.F262])" office:value-type="float" office:value="1" calcext:value-type="float">
            <text:p>1</text:p>
          </table:table-cell>
        </table:table-row>
        <table:table-row table:style-name="ro1">
          <table:table-cell table:formula="of:=[Planilha1.B263]" office:value-type="string" office:string-value="errDigitDeci2" calcext:value-type="string">
            <text:p>errDigitDeci2</text:p>
          </table:table-cell>
          <table:table-cell table:formula="of:=[Planilha1.E263]" office:value-type="string" office:string-value="no diff" calcext:value-type="string">
            <text:p>no diff</text:p>
          </table:table-cell>
          <table:table-cell table:formula="of:=[Planilha1.F263]" office:value-type="string" office:string-value="small diff" calcext:value-type="string">
            <text:p>small diff</text:p>
          </table:table-cell>
          <table:table-cell table:formula="of:=IF([.B263]=[.C26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63:.F26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64:.F26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65:.F265])" office:value-type="float" office:value="0" calcext:value-type="float">
            <text:p>0</text:p>
          </table:table-cell>
        </table:table-row>
        <table:table-row table:style-name="ro1">
          <table:table-cell table:formula="of:=[Planilha1.B266]" office:value-type="string" office:string-value="errDigitExpo1" calcext:value-type="string">
            <text:p>errDigitExpo1</text:p>
          </table:table-cell>
          <table:table-cell table:formula="of:=[Planilha1.E266]" office:value-type="string" office:string-value="small diff" calcext:value-type="string">
            <text:p>small diff</text:p>
          </table:table-cell>
          <table:table-cell table:formula="of:=[Planilha1.F266]" office:value-type="string" office:string-value="small diff" calcext:value-type="string">
            <text:p>small diff</text:p>
          </table:table-cell>
          <table:table-cell table:formula="of:=IF([.B266]=[.C266];1;0)" office:value-type="float" office:value="1" calcext:value-type="float">
            <text:p>1</text:p>
          </table:table-cell>
          <table:table-cell table:number-columns-repeated="2"/>
          <table:table-cell table:formula="of:=SUM([.D266:.F266])" office:value-type="float" office:value="1" calcext:value-type="float">
            <text:p>1</text:p>
          </table:table-cell>
        </table:table-row>
        <table:table-row table:style-name="ro1">
          <table:table-cell table:formula="of:=[Planilha1.B267]" office:value-type="string" office:string-value="errDigitExpo2" calcext:value-type="string">
            <text:p>errDigitExpo2</text:p>
          </table:table-cell>
          <table:table-cell table:formula="of:=[Planilha1.E267]" office:value-type="string" office:string-value="small diff" calcext:value-type="string">
            <text:p>small diff</text:p>
          </table:table-cell>
          <table:table-cell table:formula="of:=[Planilha1.F267]" office:value-type="string" office:string-value="small diff" calcext:value-type="string">
            <text:p>small diff</text:p>
          </table:table-cell>
          <table:table-cell table:formula="of:=IF([.B267]=[.C267];1;0)" office:value-type="float" office:value="1" calcext:value-type="float">
            <text:p>1</text:p>
          </table:table-cell>
          <table:table-cell table:number-columns-repeated="2"/>
          <table:table-cell table:formula="of:=SUM([.D267:.F26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68:.F26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69:.F269])" office:value-type="float" office:value="0" calcext:value-type="float">
            <text:p>0</text:p>
          </table:table-cell>
        </table:table-row>
        <table:table-row table:style-name="ro1">
          <table:table-cell table:formula="of:=[Planilha1.B270]" office:value-type="string" office:string-value="errQuote1" calcext:value-type="string">
            <text:p>errQuote1</text:p>
          </table:table-cell>
          <table:table-cell table:formula="of:=[Planilha1.E270]" office:value-type="string" office:string-value="no diff" calcext:value-type="string">
            <text:p>no diff</text:p>
          </table:table-cell>
          <table:table-cell table:formula="of:=[Planilha1.F270]" office:value-type="string" office:string-value="large diff" calcext:value-type="string">
            <text:p>large diff</text:p>
          </table:table-cell>
          <table:table-cell table:formula="of:=IF([.B270]=[.C27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70:.F270])" office:value-type="float" office:value="1" calcext:value-type="float">
            <text:p>1</text:p>
          </table:table-cell>
        </table:table-row>
        <table:table-row table:style-name="ro1">
          <table:table-cell table:formula="of:=[Planilha1.B271]" office:value-type="string" office:string-value="errQuote2" calcext:value-type="string">
            <text:p>errQuote2</text:p>
          </table:table-cell>
          <table:table-cell table:formula="of:=[Planilha1.E271]" office:value-type="string" office:string-value="small diff" calcext:value-type="string">
            <text:p>small diff</text:p>
          </table:table-cell>
          <table:table-cell table:formula="of:=[Planilha1.F271]" office:value-type="string" office:string-value="no diff" calcext:value-type="string">
            <text:p>no diff</text:p>
          </table:table-cell>
          <table:table-cell table:formula="of:=IF([.B271]=[.C271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71:.F271])" office:value-type="float" office:value="1" calcext:value-type="float">
            <text:p>1</text:p>
          </table:table-cell>
        </table:table-row>
        <table:table-row table:style-name="ro1">
          <table:table-cell table:formula="of:=[Planilha1.B272]" office:value-type="string" office:string-value="errQuote3" calcext:value-type="string">
            <text:p>errQuote3</text:p>
          </table:table-cell>
          <table:table-cell table:formula="of:=[Planilha1.E272]" office:value-type="string" office:string-value="no diff" calcext:value-type="string">
            <text:p>no diff</text:p>
          </table:table-cell>
          <table:table-cell table:formula="of:=[Planilha1.F272]" office:value-type="string" office:string-value="large diff" calcext:value-type="string">
            <text:p>large diff</text:p>
          </table:table-cell>
          <table:table-cell table:formula="of:=IF([.B272]=[.C27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72:.F272])" office:value-type="float" office:value="1" calcext:value-type="float">
            <text:p>1</text:p>
          </table:table-cell>
        </table:table-row>
        <table:table-row table:style-name="ro1">
          <table:table-cell table:formula="of:=[Planilha1.B273]" office:value-type="string" office:string-value="errQuote4" calcext:value-type="string">
            <text:p>errQuote4</text:p>
          </table:table-cell>
          <table:table-cell table:formula="of:=[Planilha1.E273]" office:value-type="string" office:string-value="small diff" calcext:value-type="string">
            <text:p>small diff</text:p>
          </table:table-cell>
          <table:table-cell table:formula="of:=[Planilha1.F273]" office:value-type="string" office:string-value="no diff" calcext:value-type="string">
            <text:p>no diff</text:p>
          </table:table-cell>
          <table:table-cell table:formula="of:=IF([.B273]=[.C273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73:.F27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74:.F27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75:.F275])" office:value-type="float" office:value="0" calcext:value-type="float">
            <text:p>0</text:p>
          </table:table-cell>
        </table:table-row>
        <table:table-row table:style-name="ro1">
          <table:table-cell table:formula="of:=[Planilha1.B276]" office:value-type="string" office:string-value="errHexEsc1" calcext:value-type="string">
            <text:p>errHexEsc1</text:p>
          </table:table-cell>
          <table:table-cell table:formula="of:=[Planilha1.E276]" office:value-type="string" office:string-value="no diff" calcext:value-type="string">
            <text:p>no diff</text:p>
          </table:table-cell>
          <table:table-cell table:formula="of:=[Planilha1.F276]" office:value-type="string" office:string-value="no diff" calcext:value-type="string">
            <text:p>no diff</text:p>
          </table:table-cell>
          <table:table-cell table:formula="of:=IF([.B276]=[.C276];1;0)" office:value-type="float" office:value="1" calcext:value-type="float">
            <text:p>1</text:p>
          </table:table-cell>
          <table:table-cell table:number-columns-repeated="2"/>
          <table:table-cell table:formula="of:=SUM([.D276:.F276])" office:value-type="float" office:value="1" calcext:value-type="float">
            <text:p>1</text:p>
          </table:table-cell>
        </table:table-row>
        <table:table-row table:style-name="ro1">
          <table:table-cell table:formula="of:=[Planilha1.B277]" office:value-type="string" office:string-value="errHexEsc2" calcext:value-type="string">
            <text:p>errHexEsc2</text:p>
          </table:table-cell>
          <table:table-cell table:formula="of:=[Planilha1.E277]" office:value-type="string" office:string-value="small diff" calcext:value-type="string">
            <text:p>small diff</text:p>
          </table:table-cell>
          <table:table-cell table:formula="of:=[Planilha1.F277]" office:value-type="string" office:string-value="small diff" calcext:value-type="string">
            <text:p>small diff</text:p>
          </table:table-cell>
          <table:table-cell table:formula="of:=IF([.B277]=[.C277];1;0)" office:value-type="float" office:value="1" calcext:value-type="float">
            <text:p>1</text:p>
          </table:table-cell>
          <table:table-cell table:number-columns-repeated="2"/>
          <table:table-cell table:formula="of:=SUM([.D277:.F277])" office:value-type="float" office:value="1" calcext:value-type="float">
            <text:p>1</text:p>
          </table:table-cell>
        </table:table-row>
        <table:table-row table:style-name="ro1">
          <table:table-cell table:formula="of:=[Planilha1.B278]" office:value-type="string" office:string-value="errHexEsc3" calcext:value-type="string">
            <text:p>errHexEsc3</text:p>
          </table:table-cell>
          <table:table-cell table:formula="of:=[Planilha1.E278]" office:value-type="string" office:string-value="no diff" calcext:value-type="string">
            <text:p>no diff</text:p>
          </table:table-cell>
          <table:table-cell table:formula="of:=[Planilha1.F278]" office:value-type="string" office:string-value="large diff" calcext:value-type="string">
            <text:p>large diff</text:p>
          </table:table-cell>
          <table:table-cell table:formula="of:=IF([.B278]=[.C27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78:.F27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79:.F27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80:.F280])" office:value-type="float" office:value="0" calcext:value-type="float">
            <text:p>0</text:p>
          </table:table-cell>
        </table:table-row>
        <table:table-row table:style-name="ro1">
          <table:table-cell table:formula="of:=[Planilha1.B281]" office:value-type="string" office:string-value="errOBraceUEsc1" calcext:value-type="string">
            <text:p>errOBraceUEsc1</text:p>
          </table:table-cell>
          <table:table-cell table:formula="of:=[Planilha1.E281]" office:value-type="string" office:string-value="small diff" calcext:value-type="string">
            <text:p>small diff</text:p>
          </table:table-cell>
          <table:table-cell table:formula="of:=[Planilha1.F281]" office:value-type="string" office:string-value="large diff" calcext:value-type="string">
            <text:p>large diff</text:p>
          </table:table-cell>
          <table:table-cell table:formula="of:=IF([.B281]=[.C28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81:.F28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82:.F28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83:.F283])" office:value-type="float" office:value="0" calcext:value-type="float">
            <text:p>0</text:p>
          </table:table-cell>
        </table:table-row>
        <table:table-row table:style-name="ro1">
          <table:table-cell table:formula="of:=[Planilha1.B284]" office:value-type="string" office:string-value="errDigitUEsc1" calcext:value-type="string">
            <text:p>errDigitUEsc1</text:p>
          </table:table-cell>
          <table:table-cell table:formula="of:=[Planilha1.E284]" office:value-type="string" office:string-value="no diff" calcext:value-type="string">
            <text:p>no diff</text:p>
          </table:table-cell>
          <table:table-cell table:formula="of:=[Planilha1.F284]" office:value-type="string" office:string-value="large diff" calcext:value-type="string">
            <text:p>large diff</text:p>
          </table:table-cell>
          <table:table-cell table:formula="of:=IF([.B284]=[.C284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84:.F284])" office:value-type="float" office:value="1" calcext:value-type="float">
            <text:p>1</text:p>
          </table:table-cell>
        </table:table-row>
        <table:table-row table:style-name="ro1">
          <table:table-cell table:formula="of:=[Planilha1.B285]" office:value-type="string" office:string-value="errDigitUEsc2" calcext:value-type="string">
            <text:p>errDigitUEsc2</text:p>
          </table:table-cell>
          <table:table-cell table:formula="of:=[Planilha1.E285]" office:value-type="string" office:string-value="small diff" calcext:value-type="string">
            <text:p>small diff</text:p>
          </table:table-cell>
          <table:table-cell table:formula="of:=[Planilha1.F285]" office:value-type="string" office:string-value="large diff" calcext:value-type="string">
            <text:p>large diff</text:p>
          </table:table-cell>
          <table:table-cell table:formula="of:=IF([.B285]=[.C28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85:.F28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86:.F28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87:.F287])" office:value-type="float" office:value="0" calcext:value-type="float">
            <text:p>0</text:p>
          </table:table-cell>
        </table:table-row>
        <table:table-row table:style-name="ro1">
          <table:table-cell table:formula="of:=[Planilha1.B288]" office:value-type="string" office:string-value="errCBraceUEsc1" calcext:value-type="string">
            <text:p>errCBraceUEsc1</text:p>
          </table:table-cell>
          <table:table-cell table:formula="of:=[Planilha1.E288]" office:value-type="string" office:string-value="small diff" calcext:value-type="string">
            <text:p>small diff</text:p>
          </table:table-cell>
          <table:table-cell table:formula="of:=[Planilha1.F288]" office:value-type="string" office:string-value="large diff" calcext:value-type="string">
            <text:p>large diff</text:p>
          </table:table-cell>
          <table:table-cell table:formula="of:=IF([.B288]=[.C28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88:.F288])" office:value-type="float" office:value="1" calcext:value-type="float">
            <text:p>1</text:p>
          </table:table-cell>
        </table:table-row>
        <table:table-row table:style-name="ro1">
          <table:table-cell table:formula="of:=[Planilha1.B289]" office:value-type="string" office:string-value="errCBraceUEsc2" calcext:value-type="string">
            <text:p>errCBraceUEsc2</text:p>
          </table:table-cell>
          <table:table-cell table:formula="of:=[Planilha1.E289]" office:value-type="string" office:string-value="no diff" calcext:value-type="string">
            <text:p>no diff</text:p>
          </table:table-cell>
          <table:table-cell table:formula="of:=[Planilha1.F289]" office:value-type="string" office:string-value="large diff" calcext:value-type="string">
            <text:p>large diff</text:p>
          </table:table-cell>
          <table:table-cell table:formula="of:=IF([.B289]=[.C28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89:.F28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90:.F29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91:.F291])" office:value-type="float" office:value="0" calcext:value-type="float">
            <text:p>0</text:p>
          </table:table-cell>
        </table:table-row>
        <table:table-row table:style-name="ro1">
          <table:table-cell table:formula="of:=[Planilha1.B292]" office:value-type="string" office:string-value="errEscSeq1" calcext:value-type="string">
            <text:p>errEscSeq1</text:p>
          </table:table-cell>
          <table:table-cell table:formula="of:=[Planilha1.E292]" office:value-type="string" office:string-value="small diff" calcext:value-type="string">
            <text:p>small diff</text:p>
          </table:table-cell>
          <table:table-cell table:formula="of:=[Planilha1.F292]" office:value-type="string" office:string-value="large diff" calcext:value-type="string">
            <text:p>large diff</text:p>
          </table:table-cell>
          <table:table-cell table:formula="of:=IF([.B292]=[.C29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92:.F29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93:.F29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94:.F294])" office:value-type="float" office:value="0" calcext:value-type="float">
            <text:p>0</text:p>
          </table:table-cell>
        </table:table-row>
        <table:table-row table:style-name="ro1">
          <table:table-cell table:formula="of:=[Planilha1.B295]" office:value-type="string" office:string-value="errCloseLStr1" calcext:value-type="string">
            <text:p>errCloseLStr1</text:p>
          </table:table-cell>
          <table:table-cell table:formula="of:=[Planilha1.E295]" office:value-type="string" office:string-value="large diff" calcext:value-type="string">
            <text:p>large diff</text:p>
          </table:table-cell>
          <table:table-cell table:formula="of:=[Planilha1.F295]" office:value-type="string" office:string-value="large diff" calcext:value-type="string">
            <text:p>large diff</text:p>
          </table:table-cell>
          <table:table-cell table:formula="of:=IF([.B295]=[.C295];1;0)" office:value-type="float" office:value="1" calcext:value-type="float">
            <text:p>1</text:p>
          </table:table-cell>
          <table:table-cell table:number-columns-repeated="2"/>
          <table:table-cell table:formula="of:=SUM([.D295:.F295])" office:value-type="float" office:value="1" calcext:value-type="float">
            <text:p>1</text:p>
          </table:table-cell>
        </table:table-row>
        <table:table-row table:style-name="ro1">
          <table:table-cell table:formula="of:=[Planilha1.B296]" office:value-type="string" office:string-value="errCloseLStr2" calcext:value-type="string">
            <text:p>errCloseLStr2</text:p>
          </table:table-cell>
          <table:table-cell table:formula="of:=[Planilha1.E296]" office:value-type="string" office:string-value="large diff" calcext:value-type="string">
            <text:p>large diff</text:p>
          </table:table-cell>
          <table:table-cell table:formula="of:=[Planilha1.F296]" office:value-type="string" office:string-value="large diff" calcext:value-type="string">
            <text:p>large diff</text:p>
          </table:table-cell>
          <table:table-cell table:formula="of:=IF([.B296]=[.C296];1;0)" office:value-type="float" office:value="1" calcext:value-type="float">
            <text:p>1</text:p>
          </table:table-cell>
          <table:table-cell table:number-columns-repeated="2"/>
          <table:table-cell table:formula="of:=SUM([.D296:.F296])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SUM([.D2:.D296])" office:value-type="float" office:value="66" calcext:value-type="float">
            <text:p>66</text:p>
          </table:table-cell>
          <table:table-cell table:formula="of:=SUM([.E2:.E296])" office:value-type="float" office:value="59" calcext:value-type="float">
            <text:p>59</text:p>
          </table:table-cell>
          <table:table-cell table:formula="of:=SUM([.F2:.F296])" office:value-type="float" office:value="23" calcext:value-type="float">
            <text:p>23</text:p>
          </table:table-cell>
          <table:table-cell table:formula="of:=SUM([.G2:.G296])" office:value-type="float" office:value="148" calcext:value-type="float">
            <text:p>148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[.D298]" office:value-type="float" office:value="66" calcext:value-type="float">
            <text:p>66</text:p>
          </table:table-cell>
          <table:table-cell table:formula="of:=[.E298]+[.E299]" office:value-type="float" office:value="75" calcext:value-type="float">
            <text:p>75</text:p>
          </table:table-cell>
          <table:table-cell table:formula="of:=[.F298]+[.F299]" office:value-type="float" office:value="39" calcext:value-type="float">
            <text:p>39</text:p>
          </table:table-cell>
          <table:table-cell table:formula="of:=SUM([.D301:.F301])"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14:32:53.3240046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8-06-18T13:41:24.192964966</dc:date>
    <meta:editing-duration>P2DT13H41M27S</meta:editing-duration>
    <meta:editing-cycles>111</meta:editing-cycles>
    <meta:generator>LibreOffice/5.1.6.2$Linux_X86_64 LibreOffice_project/10m0$Build-2</meta:generator>
    <meta:document-statistic meta:table-count="2" meta:cell-count="2858" meta:object-count="0"/>
  </office:meta>
</office:document-meta>
</file>